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jpeg" manifest:full-path="Pictures/100000000000064000000384F2A4A93D.jpg"/>
  <manifest:file-entry manifest:media-type="image/jpeg" manifest:full-path="Pictures/100000000000064000000384C53E58F1.jpg"/>
  <manifest:file-entry manifest:media-type="image/jpeg" manifest:full-path="Pictures/1000000000000640000003849B040D88.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parent-style-name="standard" style:list-style-name="L2">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4" style:family="graphic" style:parent-style-name="standard" style:list-style-name="L2">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parent-style-name="standard" style:list-style-name="L2">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parent-style-name="standard" style:list-style-name="L2">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parent-style-name="standard" style:list-style-name="L2">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list-style-name="L2">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parent-style-name="standard" style:list-style-name="L2">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 style:family="presentation" style:parent-style-name="Master1-1_5f_Custom-Design-title">
      <style:graphic-properties draw:stroke="none" draw:fill="solid" draw:fill-color="#ffffff" draw:opacity="50%" draw:opacity-name="" draw:textarea-horizontal-align="left" draw:textarea-vertical-align="top" draw:auto-grow-height="false" draw:auto-grow-width="false" fo:padding-top="0.127cm" fo:padding-bottom="0.127cm" fo:padding-left="0.254cm" fo:padding-right="0.254cm" fo:wrap-option="wrap"/>
    </style:style>
    <style:style style:name="pr2" style:family="presentation" style:parent-style-name="Master1-1_5f_Custom-Design-notes">
      <style:graphic-properties draw:fill-color="#ffffff" draw:auto-grow-height="true" fo:min-height="13.364cm"/>
    </style:style>
    <style:style style:name="pr3" style:family="presentation" style:parent-style-name="Master3-2_5f_Custom-Design-notes">
      <style:graphic-properties draw:fill-color="#ffffff" draw:auto-grow-height="true" fo:min-height="13.364cm"/>
    </style:style>
    <style:style style:name="pr4" style:family="presentation" style:parent-style-name="Master1-Layout1-cust-Title-Slide-title">
      <style:graphic-properties fo:min-height="3.473cm"/>
    </style:style>
    <style:style style:name="pr5" style:family="presentation" style:parent-style-name="Master1-Layout1-cust-Title-Slide-notes">
      <style:graphic-properties draw:fill-color="#ffffff" draw:auto-grow-height="true" fo:min-height="13.364cm"/>
    </style:style>
    <style:style style:name="pr6" style:family="presentation" style:parent-style-name="Master1-Layout1-cust-Title-Sli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style:style>
    <style:style style:name="P3" style:family="paragraph">
      <style:text-properties fo:font-size="20pt"/>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fo:font-size="18pt"/>
    </style:style>
    <style:style style:name="P5" style:family="paragraph">
      <style:paragraph-properties fo:margin-left="0.953cm" fo:margin-right="0cm" fo:margin-top="0.176cm" fo:margin-bottom="0cm" fo:line-height="100%" fo:text-align="start" fo:text-indent="-0.953cm" style:punctuation-wrap="hanging" style:writing-mode="lr-tb">
        <style:tab-stops/>
      </style:paragraph-properties>
    </style:style>
    <style:style style:name="P6" style:family="paragraph">
      <style:text-properties fo:color="#ffffff"/>
    </style:style>
    <style:style style:name="P7" style:family="paragraph">
      <style:paragraph-properties fo:margin-left="0.953cm" fo:margin-right="0cm" fo:margin-top="0.176cm" fo:margin-bottom="0cm" fo:line-height="100%" fo:text-align="start" fo:text-indent="-0.953cm" style:punctuation-wrap="hanging" style:writing-mode="lr-tb" style:font-independent-line-spacing="true">
        <style:tab-stops/>
      </style:paragraph-properties>
      <style:text-properties fo:color="#ffffff" fo:font-family="'Courier New'" style:font-family-generic="modern" style:font-pitch="fixed" fo:font-size="16pt" style:font-size-asian="14pt" style:font-size-complex="14pt"/>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fo:font-size="36pt" style:font-size-asian="36pt" style:font-size-complex="36pt"/>
    </style:style>
    <style:style style:name="P10" style:family="paragraph">
      <style:text-properties fo:color="#ffffff" fo:font-size="32pt" style:font-size-asian="32pt" style:font-size-complex="32pt"/>
    </style:style>
    <style:style style:name="P11"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fo:font-size="28pt" style:font-size-asian="28pt" style:font-size-complex="28pt"/>
    </style:style>
    <style:style style:name="P12"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fo:font-size="32pt" style:font-size-asian="32pt" style:font-size-complex="32pt"/>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fo:font-size="26pt" style:font-size-asian="26pt" style:font-size-complex="26pt"/>
    </style:style>
    <style:style style:name="P14" style:family="paragraph">
      <style:paragraph-properties fo:text-align="center"/>
    </style:style>
    <style:style style:name="P1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color="#e77d23" style:text-line-through-style="none" style:text-position="0% 100%" fo:font-family="'Helvetica Neue Light'" fo:letter-spacing="normal" fo:language="en" fo:country="US" fo:font-style="normal" style:text-underline-style="none" fo:font-weight="normal" style:text-underline-mode="continuous" style:text-overline-mode="continuous" style:text-line-through-mode="continuous" style:letter-kerning="true" style:font-style-asian="normal" style:font-weight-asian="normal" style:font-family-complex="'Helvetica Neue Light'" style:font-style-complex="normal" style:font-weight-complex="normal"/>
    </style:style>
    <style:style style:name="T2" style:family="text">
      <style:text-properties fo:color="#e77d23" style:text-line-through-style="none" style:text-position="0% 100%" fo:font-family="'Helvetica Neue Light'"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family-complex="'Helvetica Neue Light'" style:font-size-complex="24pt" style:font-style-complex="normal" style:font-weight-complex="normal"/>
    </style:style>
    <style:style style:name="T3" style:family="text">
      <style:text-properties fo:color="#e77d23" style:text-line-through-style="none" style:text-position="0% 100%" fo:font-family="'Helvetica Neue Light'" fo:font-size="40pt" fo:letter-spacing="normal" fo:language="en" fo:country="CA"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Helvetica Neue Light'" style:font-size-complex="40pt" style:font-style-complex="normal" style:font-weight-complex="normal"/>
    </style:style>
    <style:style style:name="T4" style:family="text">
      <style:text-properties fo:font-family="'American Typewriter'" style:font-style-name="Condensed Light" style:font-family-generic="modern" style:font-pitch="variable"/>
    </style:style>
    <style:style style:name="T5" style:family="text">
      <style:text-properties fo:color="#ffffff" style:text-line-through-style="none" style:text-position="0% 100%" fo:font-family="'Helvetica Neue Light'" fo:font-size="20pt" fo:letter-spacing="normal" fo:language="en" fo:country="CA"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6" style:family="text">
      <style:text-properties fo:color="#ffffff"/>
    </style:style>
    <style:style style:name="T7" style:family="text">
      <style:text-properties fo:color="#ffffff" style:text-line-through-style="none" style:text-position="0% 100%" fo:font-family="'Courier New'" style:font-family-generic="modern" style:font-pitch="fixed" fo:font-size="16pt" fo:letter-spacing="normal" fo:language="en" fo:country="CA" fo:font-style="normal" style:text-underline-style="none" fo:font-weight="normal" style:text-underline-mode="continuous" style:text-overline-mode="continuous" style:text-line-through-mode="continuous" style:letter-kerning="true" style:font-size-asian="14pt" style:font-style-asian="normal" style:font-weight-asian="normal" style:font-family-complex="'Helvetica Neue Light'" style:font-size-complex="14pt" style:font-style-complex="normal" style:font-weight-complex="normal"/>
    </style:style>
    <style:style style:name="T8" style:family="text">
      <style:text-properties fo:font-size="22pt" style:font-size-asian="22pt" style:font-size-complex="22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weight="bold" style:font-weight-asian="bold" style:font-weight-complex="bold"/>
    </style:style>
    <style:style style:name="T11" style:family="text">
      <style:text-properties fo:color="#d0b8d7" style:text-line-through-style="none" style:text-position="0% 100%" fo:font-family="'Helvetica Neue Light'"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Helvetica Neue Light'" style:font-size-complex="40pt" style:font-style-complex="normal" style:font-weight-complex="normal"/>
    </style:style>
    <style:style style:name="T12" style:family="text">
      <style:text-properties fo:color="#d0b8d7" style:text-line-through-style="none" style:text-position="0% 100%" fo:font-family="'Lucida Grande'" style:font-style-name="Regular" fo:font-size="40pt" fo:letter-spacing="normal" fo:language="en" fo:country="US" fo:font-style="normal" style:text-underline-style="none" fo:font-weight="normal" style:text-underline-mode="continuous" style:text-overline-mode="continuous" style:text-line-through-mode="continuous" style:letter-kerning="true" style:font-family-asian="'Lucida Grande'" style:font-style-name-asian="Regular" style:font-size-asian="40pt" style:font-style-asian="normal" style:font-weight-asian="normal" style:font-family-complex="'Lucida Grande'" style:font-style-name-complex="Regular" style:font-size-complex="40pt" style:font-style-complex="normal" style:font-weight-complex="normal"/>
    </style:style>
    <style:style style:name="T13" style:family="text">
      <style:text-properties fo:color="#e77d23" style:text-line-through-style="none" style:text-position="0% 100%" fo:font-family="'Lucida Grande'" style:font-style-name="Regular" fo:font-size="40pt" fo:letter-spacing="normal" fo:language="en" fo:country="CA" fo:font-style="normal" style:text-underline-style="none" fo:font-weight="normal" style:text-underline-mode="continuous" style:text-overline-mode="continuous" style:text-line-through-mode="continuous" style:letter-kerning="true" style:font-family-asian="'Lucida Grande'" style:font-style-name-asian="Regular" style:font-size-asian="40pt" style:font-style-asian="normal" style:font-weight-asian="normal" style:font-family-complex="'Lucida Grande'" style:font-style-name-complex="Regular" style:font-size-complex="40pt" style:font-style-complex="normal" style:font-weight-complex="normal"/>
    </style:style>
    <style:style style:name="T14" style:family="text">
      <style:text-properties fo:font-size="20pt"/>
    </style:style>
    <style:style style:name="T15" style:family="text">
      <style:text-properties fo:font-size="18pt" style:font-size-asian="18pt" style:font-size-complex="18pt"/>
    </style:style>
    <style:style style:name="T16" style:family="text">
      <style:text-properties fo:color="#e77d23" style:text-line-through-style="none" style:text-position="0% 100%" fo:font-family="'Helvetica Neue Light'" fo:font-size="36pt" fo:letter-spacing="normal" fo:language="en" fo:country="CA" fo:font-style="normal" style:text-underline-style="none" fo:font-weight="normal" style:text-underline-mode="continuous" style:text-overline-mode="continuous" style:text-line-through-mode="continuous" style:letter-kerning="true" style:font-size-asian="36pt" style:font-style-asian="normal" style:font-weight-asian="normal" style:font-family-complex="'Helvetica Neue Light'" style:font-size-complex="36pt" style:font-style-complex="normal" style:font-weight-complex="normal"/>
    </style:style>
    <style:style style:name="T17" style:family="text">
      <style:text-properties fo:color="#e77d23" style:text-line-through-style="none" style:text-position="0% 100%" fo:font-family="'Helvetica Neue Light'" fo:font-size="36pt" fo:letter-spacing="normal" fo:language="en" fo:country="CA" fo:font-style="normal" style:text-underline-style="none" fo:font-weight="bold" style:text-underline-mode="continuous" style:text-overline-mode="continuous" style:text-line-through-mode="continuous" style:letter-kerning="true" style:font-size-asian="36pt" style:font-style-asian="normal" style:font-weight-asian="bold" style:font-family-complex="'Helvetica Neue Light'" style:font-size-complex="36pt" style:font-style-complex="normal" style:font-weight-complex="bold"/>
    </style:style>
    <style:style style:name="T18" style:family="text">
      <style:text-properties fo:color="#ffffff" fo:font-size="32pt" style:font-size-asian="32pt" style:font-size-complex="32pt"/>
    </style:style>
    <style:style style:name="T19" style:family="text">
      <style:text-properties fo:color="#ffffff" fo:font-size="32pt" fo:font-weight="bold" style:font-size-asian="32pt" style:font-weight-asian="bold" style:font-size-complex="32pt" style:font-weight-complex="bold"/>
    </style:style>
    <style:style style:name="T20" style:family="text">
      <style:text-properties fo:color="#e77d23" style:text-line-through-style="none" style:text-position="0% 100%" fo:font-family="'Helvetica Neue Light'" fo:font-size="28pt" fo:letter-spacing="normal" fo:language="en" fo:country="CA" fo:font-style="normal" style:text-underline-style="none" fo:font-weight="normal" style:text-underline-mode="continuous" style:text-overline-mode="continuous" style:text-line-through-mode="continuous" style:letter-kerning="true" style:font-size-asian="28pt" style:font-style-asian="normal" style:font-weight-asian="normal" style:font-family-complex="'Helvetica Neue Light'" style:font-size-complex="28pt" style:font-style-complex="normal" style:font-weight-complex="normal"/>
    </style:style>
    <style:style style:name="T21" style:family="text">
      <style:text-properties fo:font-size="20pt" fo:font-weight="bold" style:font-weight-asian="bold" style:font-weight-complex="bold"/>
    </style:style>
    <style:style style:name="T22" style:family="text">
      <style:text-properties fo:color="#e77d23" style:text-line-through-style="none" style:text-position="0% 100%" fo:font-family="'Helvetica Neue Light'" fo:font-size="32pt" fo:letter-spacing="normal" fo:language="en" fo:country="CA" fo:font-style="normal" style:text-underline-style="none" fo:font-weight="normal" style:text-underline-mode="continuous" style:text-overline-mode="continuous" style:text-line-through-mode="continuous" style:letter-kerning="true" style:font-size-asian="32pt" style:font-style-asian="normal" style:font-weight-asian="normal" style:font-family-complex="'Helvetica Neue Light'" style:font-size-complex="32pt" style:font-style-complex="normal" style:font-weight-complex="normal"/>
    </style:style>
    <style:style style:name="T23" style:family="text">
      <style:text-properties fo:color="#e77d23" style:text-line-through-style="none" style:text-position="0% 100%" fo:font-family="'Helvetica Neue Light'" fo:font-size="26pt" fo:letter-spacing="normal" fo:language="en" fo:country="CA" fo:font-style="normal" style:text-underline-style="none" fo:font-weight="normal" style:text-underline-mode="continuous" style:text-overline-mode="continuous" style:text-line-through-mode="continuous" style:letter-kerning="true" style:font-size-asian="26pt" style:font-style-asian="normal" style:font-weight-asian="normal" style:font-family-complex="'Helvetica Neue Light'" style:font-size-complex="26pt" style:font-style-complex="normal" style:font-weight-complex="normal"/>
    </style:style>
    <style:style style:name="T24" style:family="text">
      <style:text-properties fo:color="#e77d23" style:text-line-through-style="none" style:text-position="0% 100%" fo:font-family="'Helvetica Neue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family-complex="'Helvetica Neue Light'" style:font-size-complex="32pt" style:font-style-complex="normal" style:font-weight-complex="normal"/>
    </style:style>
    <style:style style:name="T25" style:family="text">
      <style:text-properties fo:color="#e77d23" style:text-line-through-style="none" style:text-position="0% 100%" fo:font-family="'Helvetica Neue Light'"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Helvetica Neue Light'" style:font-size-complex="40pt" style:font-style-complex="normal" style:font-weight-complex="normal"/>
    </style:style>
    <style:style style:name="T26" style:family="text">
      <style:text-properties fo:color="#e77d23" style:text-line-through-style="none" style:text-position="0% 100%" fo:font-family="'Helvetica Neue Light'"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family-complex="'Helvetica Neue Light'" style:font-size-complex="11pt" style:font-style-complex="normal" style:font-weight-complex="normal"/>
    </style:style>
    <style:style style:name="T27" style:family="text">
      <style:text-properties fo:color="#0066cc" style:text-line-through-style="none" style:text-position="0% 100%" fo:font-family="'Helvetica Neue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family-complex="'Helvetica Neue Light'" style:font-size-complex="32pt" style:font-style-complex="normal" style:font-weight-complex="normal"/>
    </style:style>
    <style:style style:name="T28" style:family="text">
      <style:text-properties fo:color="#ba202d" style:text-line-through-style="none" style:text-position="0% 100%" fo:font-family="'Helvetica Neue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family-complex="'Helvetica Neue Light'"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111cm" text:min-label-width="0.953cm"/>
        <style:text-properties style:use-window-font-color="true" fo:font-size="100%"/>
      </text:list-level-style-number>
      <text:list-level-style-number text:level="3" style:num-suffix=")" style:num-format="1">
        <style:list-level-properties text:space-before="2.223cm" text:min-label-width="0.953cm"/>
        <style:text-properties style:use-window-font-color="true" fo:font-size="100%"/>
      </text:list-level-style-number>
      <text:list-level-style-number text:level="4" style:num-suffix=")" style:num-format="1">
        <style:list-level-properties text:space-before="3.493cm" text:min-label-width="0.953cm"/>
        <style:text-properties style:use-window-font-color="true" fo:font-size="100%"/>
      </text:list-level-style-number>
      <text:list-level-style-number text:level="5" style:num-suffix=")" style:num-format="1">
        <style:list-level-properties text:space-before="4.763cm" text:min-label-width="0.953cm"/>
        <style:text-properties style:use-window-font-color="true" fo:font-size="100%"/>
      </text:list-level-style-number>
      <text:list-level-style-number text:level="6" style:num-suffix=")" style:num-format="1">
        <style:list-level-properties text:space-before="6.032cm" text:min-label-width="0.953cm"/>
        <style:text-properties style:use-window-font-color="true" fo:font-size="100%"/>
      </text:list-level-style-number>
      <text:list-level-style-number text:level="7" style:num-suffix=")" style:num-format="1">
        <style:list-level-properties text:space-before="7.302cm" text:min-label-width="0.953cm"/>
        <style:text-properties style:use-window-font-color="true" fo:font-size="100%"/>
      </text:list-level-style-number>
      <text:list-level-style-number text:level="8" style:num-suffix=")" style:num-format="1">
        <style:list-level-properties text:space-before="8.572cm" text:min-label-width="0.953cm"/>
        <style:text-properties style:use-window-font-color="true" fo:font-size="100%"/>
      </text:list-level-style-number>
      <text:list-level-style-number text:level="9" style:num-suffix=")" style:num-format="1">
        <style:list-level-properties text:space-before="9.842cm" text:min-label-width="0.953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aster1-1_5f_Custom-Design" presentation:presentation-page-layout-name="AL1T19">
        <office:forms form:automatic-focus="false" form:apply-design-mode="false"/>
        <draw:frame draw:name="Title 1" presentation:style-name="pr1" draw:text-style-name="P2" draw:layer="layout" svg:width="22.4cm" svg:height="6.895cm" svg:x="1.2cm" svg:y="5.801cm" presentation:class="title" presentation:user-transformed="true">
          <draw:text-box>
            <text:p text:style-name="P1"><text:span text:style-name="T1">Profiting From Apache® Brands Without Losing Your Soul</text:span><text:span text:style-name="T1"><text:line-break/></text:span><text:span text:style-name="T2">Shane Curcuru</text:span><text:span text:style-name="T2"><text:line-break/></text:span><text:span text:style-name="T2">VP, Brand Management</text:span><text:span text:style-name="T2"><text:line-break/></text:span><text:span text:style-name="T2">The Apache Software Foundation</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Slide3"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Introduction</text:span></text:p>
          </draw:text-box>
        </draw:frame>
        <draw:frame draw:name="Content Placeholder 2" draw:style-name="text" draw:layer="layout" svg:width="22.676cm" svg:height="5.939cm" svg:x="1.27cm" svg:y="2.6cm">
          <draw:text-box>
            <text:list text:style-name="L2">
              <text:list-item>
                <text:p>Shane Curcuru - VP, Brand Management, The Apache Software Foundation</text:p>
                <text:list>
                  <text:list-item>
                    <text:p>Volunteer, appointed by Apache Board of Directors</text:p>
                  </text:list-item>
                  <text:list-item>
                    <text:p>Define and implement trademark &amp; brand policy for all 200+ Apache project communities</text:p>
                  </text:list-item>
                  <text:list-item>
                    <text:p>Provide trademark support for projects</text:p>
                  </text:list-item>
                  <text:list-item>
                    <text:p>Involved at Apache since 1999</text:p>
                  </text:list-item>
                  <text:list-item>
                    <text:p>Not a lawyer</text:p>
                  </text:list-item>
                </text:list>
              </text:list-item>
              <text:list-item>
                <text:p>Questions? <text:span text:style-name="T4">&lt;trademarks@apache.org&gt;</text:span></text:p>
              </text:list-item>
            </text:list>
          </draw:text-box>
        </draw:frame>
        <presentation:notes draw:style-name="dp2">
          <draw:page-thumbnail draw:style-name="gr1" draw:layer="layout" svg:width="0.001cm" svg:height="0.001cm" svg:x="0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Topics</text:span></text:p>
          </draw:text-box>
        </draw:frame>
        <draw:frame draw:name="Content Placeholder 2" draw:style-name="standard" draw:layer="layout" svg:width="22.676cm" svg:height="9.6cm" svg:x="1.27cm" svg:y="2.6cm">
          <draw:text-box>
            <text:list text:style-name="L2">
              <text:list-item>
                <text:p text:style-name="P5"><text:span text:style-name="T5">What is Apache?</text:span></text:p>
              </text:list-item>
              <text:list-item>
                <text:p text:style-name="P5"><text:span text:style-name="T5">What is the Apache brand?</text:span></text:p>
              </text:list-item>
              <text:list-item>
                <text:p text:style-name="P5"><text:span text:style-name="T5">How you can use Apache project brands</text:span></text:p>
              </text:list-item>
              <text:list-item>
                <text:p text:style-name="P5"><text:span text:style-name="T5">How you can support Apache projects</text:span></text:p>
              </text:list-item>
              <text:list-item>
                <text:p text:style-name="P5"><text:span text:style-name="T5">What happens when things go wrong:</text:span></text:p>
                <text:list>
                  <text:list-item>
                    <text:p text:style-name="P5"><text:span text:style-name="T5">Apache trademark enforcement</text:span></text:p>
                  </text:list-item>
                </text:list>
              </text:list-item>
              <text:list-item>
                <text:p text:style-name="P5"><text:span text:style-name="T5">Q&amp;A / Resources</text:span></text:p>
              </text:list-item>
              <text:list-item>
                <text:p text:style-name="P5"><text:span text:style-name="T5"/></text:p>
              </text:list-item>
            </text:list>
          </draw:text-box>
        </draw:frame>
        <presentation:notes draw:style-name="dp2">
          <draw:page-thumbnail draw:style-name="gr1" draw:layer="layout" svg:width="0.001cm" svg:height="0.001cm" svg:x="0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Master1-Layout1-cust-Title-Slide" presentation:presentation-page-layout-name="AL1T19">
        <office:forms form:automatic-focus="false" form:apply-design-mode="false"/>
        <draw:frame draw:name="Title 1" presentation:style-name="pr4" draw:text-style-name="P6" draw:layer="layout" svg:width="21.59cm" svg:height="3.473cm" svg:x="1.217cm" svg:y="5.796cm" presentation:class="title" presentation:user-transformed="true">
          <draw:text-box>
            <text:p><text:span text:style-name="T6">What Is The Apache </text:span><text:span text:style-name="T6"><text:line-break/></text:span><text:span text:style-name="T6">Software Foundation?</text:span></text:p>
          </draw:text-box>
        </draw:frame>
        <presentation:notes draw:style-name="dp2">
          <draw:page-thumbnail draw:style-name="gr1" draw:layer="layout" svg:width="0.001cm" svg:height="0.001cm" svg:x="0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Apache structure &amp; funding</text:span></text:p>
          </draw:text-box>
        </draw:frame>
        <draw:frame draw:name="Content Placeholder 2" draw:style-name="standard" draw:layer="layout" svg:width="22.676cm" svg:height="9.6cm" svg:x="1.27cm" svg:y="2.6cm">
          <draw:text-box>
            <text:list text:style-name="L2">
              <text:list-item>
                <text:p><text:span text:style-name="T6">US 501(c)(3) membership corporation and public charity (tax exempt)</text:span></text:p>
              </text:list-item>
              <text:list-item>
                <text:p><text:span text:style-name="T6">Corporate Sponsorship program + individual donors = 100% funding</text:span></text:p>
                <text:list>
                  <text:list-item>
                    <text:p><text:span text:style-name="T6">$800K+ annual budget</text:span></text:p>
                  </text:list-item>
                </text:list>
              </text:list-item>
              <text:list-item>
                <text:p><text:span text:style-name="T6">ASF provides core services to all Apache projects</text:span></text:p>
                <text:list>
                  <text:list-item>
                    <text:p><text:span text:style-name="T6">Sysadmin contractors &amp; Hardware/Bandwidth</text:span></text:p>
                  </text:list-item>
                  <text:list-item>
                    <text:p><text:span text:style-name="T6">Publicity; Events; Brand; Legal; other</text:span></text:p>
                  </text:list-item>
                  <text:list-item>
                    <text:p><text:span text:style-name="T6">Pro bono counsel by DLAPiper, global IP law firm</text:span></text:p>
                  </text:list-item>
                </text:list>
              </text:list-item>
              <text:list-item>
                <text:p><text:span text:style-name="T6">165+ Apache projects + 32+ Incubator podlings</text:span></text:p>
              </text:list-item>
            </text:list>
          </draw:text-box>
        </draw:frame>
        <draw:frame draw:name="Content Placeholder 2" draw:style-name="gr3" draw:text-style-name="P7" draw:layer="layout" svg:width="17.526cm" svg:height="1.016cm" svg:x="1.2cm" svg:y="12.6cm">
          <draw:text-box>
            <text:p text:style-name="P5"><text:span text:style-name="T7">http://www.apache.org/foundation/sponsorship</text:span></text:p>
          </draw:text-box>
        </draw:frame>
        <presentation:notes draw:style-name="dp2">
          <draw:page-thumbnail draw:style-name="gr1" draw:layer="layout" svg:width="0.001cm" svg:height="0.001cm" svg:x="0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Apache governance</text:span></text:p>
          </draw:text-box>
        </draw:frame>
        <draw:frame draw:name="Content Placeholder 2" draw:style-name="standard" draw:layer="layout" svg:width="22.676cm" svg:height="9.6cm" svg:x="1.27cm" svg:y="2.6cm">
          <draw:text-box>
            <text:list text:style-name="L2">
              <text:list-item>
                <text:p>9 member Board of Directors</text:p>
                <text:list>
                  <text:list-item>
                    <text:p>Elected from/by individual members (non-corporate)</text:p>
                  </text:list-item>
                </text:list>
              </text:list-item>
              <text:list-item>
                <text:p>Board appoints executive/corporate officers</text:p>
                <text:list>
                  <text:list-item>
                    <text:p>Set Apache-wide policy: legal, brand, infra, press, etc.</text:p>
                  </text:list-item>
                </text:list>
              </text:list-item>
              <text:list-item>
                <text:p>Board creates VPs &amp; PMCs to manage projects </text:p>
                <text:list>
                  <text:list-item>
                    <text:p>PMCs are run independently by merit-based volunteers</text:p>
                  </text:list-item>
                  <text:list-item>
                    <text:p>PMCs determine technical direction</text:p>
                  </text:list-item>
                </text:list>
              </text:list-item>
              <text:list-item>
                <text:p>All governance positions are individual volunteers</text:p>
              </text:list-item>
            </text:list>
          </draw:text-box>
        </draw:frame>
        <draw:frame draw:name="Content Placeholder 2" draw:style-name="gr4" draw:text-style-name="P7" draw:layer="layout" svg:width="17.526cm" svg:height="1.016cm" svg:x="1.4cm" svg:y="12.784cm">
          <draw:text-box>
            <text:p text:style-name="P5"><text:span text:style-name="T7">http://www.apache.org/foundation/governance/</text:span></text:p>
          </draw:text-box>
        </draw:frame>
        <presentation:notes draw:style-name="dp2">
          <draw:page-thumbnail draw:style-name="gr1" draw:layer="layout" svg:width="0.001cm" svg:height="0.001cm" svg:x="0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Apache goals</text:span></text:p>
          </draw:text-box>
        </draw:frame>
        <draw:frame draw:name="Content Placeholder 2" draw:style-name="standard" draw:layer="layout" svg:width="22.676cm" svg:height="9.6cm" svg:x="1.27cm" svg:y="2.6cm">
          <draw:text-box>
            <text:list text:style-name="L2">
              <text:list-header>
                <text:p/>
              </text:list-header>
              <text:list-item>
                <text:p><text:span text:style-name="T8">Apache is a non-profit, </text:span><text:span text:style-name="T9">public charity</text:span></text:p>
                <text:p/>
              </text:list-item>
              <text:list-item>
                <text:p>Our Mission: provide software for the <text:span text:style-name="T10">public good</text:span></text:p>
              </text:list-item>
              <text:list-item>
                <text:p>Our Method: provide stable, <text:span text:style-name="T10">independent home</text:span> for like-minded diverse project development communities</text:p>
              </text:list-item>
              <text:list-item>
                <text:p>Our Goal: Ensure Foundation exists for <text:span text:style-name="T10">next 50 years</text:span></text:p>
              </text:list-item>
            </text:list>
          </draw:text-box>
        </draw:frame>
        <presentation:notes draw:style-name="dp2">
          <draw:page-thumbnail draw:style-name="gr1" draw:layer="layout" svg:width="0.001cm" svg:height="0.001cm" svg:x="0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Master1-Layout1-cust-Title-Slide" presentation:presentation-page-layout-name="AL1T19">
        <office:forms form:automatic-focus="false" form:apply-design-mode="false"/>
        <draw:frame draw:name="Title 1" presentation:style-name="pr6" draw:text-style-name="P8" draw:layer="layout" svg:width="21.59cm" svg:height="3.063cm" svg:x="1.217cm" svg:y="6.094cm" presentation:class="title" presentation:user-transformed="true">
          <draw:text-box>
            <text:p text:style-name="P1"><text:span text:style-name="T11">What Is The Apache</text:span><text:span text:style-name="T12">®</text:span><text:span text:style-name="T11"> Brand?</text:span></text:p>
          </draw:text-box>
        </draw:frame>
        <presentation:notes draw:style-name="dp2">
          <draw:page-thumbnail draw:style-name="gr1" draw:layer="layout" svg:width="0.001cm" svg:height="0.001cm" svg:x="0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The Apache</text:span><text:span text:style-name="T13">®</text:span><text:span text:style-name="T3"> brand</text:span></text:p>
          </draw:text-box>
        </draw:frame>
        <draw:frame draw:name="Content Placeholder 2" draw:style-name="standard" draw:layer="layout" svg:width="23.8cm" svg:height="9.6cm" svg:x="1cm" svg:y="2.408cm">
          <draw:text-box>
            <text:list text:style-name="L2">
              <text:list-item>
                <text:p>Apache software projects share these elements:</text:p>
                <text:list>
                  <text:list-item>
                    <text:p>Pragmatic and permissive Apache license</text:p>
                  </text:list-item>
                  <text:list-item>
                    <text:p>Always free to download</text:p>
                  </text:list-item>
                  <text:list-item>
                    <text:p>Participation in projects based on merit</text:p>
                  </text:list-item>
                  <text:list-item>
                    <text:p>Openly developed software</text:p>
                  </text:list-item>
                  <text:list-item>
                    <text:p>Independent project governance</text:p>
                  </text:list-item>
                </text:list>
              </text:list-item>
              <text:list-item>
                <text:p>APACHE is our house brand for community built software</text:p>
              </text:list-item>
              <text:list-item>
                <text:p>APACHE is a registered trademark of the ASF</text:p>
              </text:list-item>
            </text:list>
          </draw:text-box>
        </draw:frame>
        <draw:frame draw:name="Content Placeholder 2" draw:style-name="gr5" draw:text-style-name="P7" draw:layer="layout" svg:width="17.526cm" svg:height="1.016cm" svg:x="1.074cm" svg:y="12.8cm">
          <draw:text-box>
            <text:p text:style-name="P5"><text:span text:style-name="T7">http://community.apache.org/projectIndependence</text:span></text:p>
          </draw:text-box>
        </draw:frame>
        <presentation:notes draw:style-name="dp2">
          <draw:page-thumbnail draw:style-name="gr1" draw:layer="layout" svg:width="0.001cm" svg:height="0.001cm" svg:x="0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Apache project brands</text:span></text:p>
          </draw:text-box>
        </draw:frame>
        <draw:frame draw:name="Content Placeholder 2" draw:style-name="standard" draw:layer="layout" svg:width="22.676cm" svg:height="9.6cm" svg:x="1.27cm" svg:y="2.6cm">
          <draw:text-box>
            <text:list text:style-name="L2">
              <text:list-item>
                <text:p>All projects share a common Apache Way of working</text:p>
              </text:list-item>
              <text:list-item>
                <text:p>Every PMC defines their project's brand independently, so actual Apache project brands may differ in style</text:p>
              </text:list-item>
              <text:list-item>
                <text:p>“Apache” must precede all project names (eg, Apache Lucene®, Apache Spark™, Apache Sqoop™, etc.)</text:p>
              </text:list-item>
              <text:list-item>
                <text:p>All Apache project/product names are trademarks, owned by the ASF on behalf of the individual projects <text:s/></text:p>
              </text:list-item>
            </text:list>
          </draw:text-box>
        </draw:frame>
        <presentation:notes draw:style-name="dp2">
          <draw:page-thumbnail draw:style-name="gr1" draw:layer="layout" svg:width="0.001cm" svg:height="0.001cm" svg:x="0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Apache trademark policy</text:span></text:p>
          </draw:text-box>
        </draw:frame>
        <draw:frame draw:name="Content Placeholder 2" draw:style-name="standard" draw:layer="layout" svg:width="22.676cm" svg:height="9.6cm" svg:x="1.27cm" svg:y="2.6cm">
          <draw:text-box>
            <text:list text:style-name="L2">
              <text:list-item>
                <text:p>Applies to all Apache project brands, with flexibility for individual projects to make own decisions</text:p>
              </text:list-item>
              <text:list-item>
                <text:p>Protects both primary Apache goods (software products) and secondary Apache goods (software services, basic support)</text:p>
              </text:list-item>
              <text:list-item>
                <text:p>Goals are to maintain good reputation and encourage new contributors to all our projects</text:p>
              </text:list-item>
              <text:list-item>
                <text:p>The ASF holds a mix of registered and common law marks:</text:p>
              </text:list-item>
              <text:list-item>
                <text:p>HADOOP, LUCENE, OPENOFFICE and others are registered trademarks in the US, EU, and/or other countries</text:p>
              </text:list-item>
              <text:list-item>
                <text:p>Apache Spark and Apache Zookeeper are unregistered trademarks</text:p>
              </text:list-item>
            </text:list>
          </draw:text-box>
        </draw:frame>
        <draw:frame draw:name="Content Placeholder 2" draw:style-name="gr6" draw:text-style-name="P7" draw:layer="layout" svg:width="17.526cm" svg:height="1.016cm" svg:x="1.6cm" svg:y="12.784cm">
          <draw:text-box>
            <text:p text:style-name="P5"><text:span text:style-name="T7">http://www.apache.org/foundation/marks</text:span></text:p>
          </draw:text-box>
        </draw:frame>
        <presentation:notes draw:style-name="dp2">
          <draw:page-thumbnail draw:style-name="gr1" draw:layer="layout" svg:width="0.001cm" svg:height="0.001cm" svg:x="0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Apache brand usage goals</text:span></text:p>
          </draw:text-box>
        </draw:frame>
        <draw:frame draw:name="Content Placeholder 2" draw:style-name="standard" draw:text-style-name="P3" draw:layer="layout" svg:width="22.676cm" svg:height="9.6cm" svg:x="1.27cm" svg:y="2.6cm">
          <draw:text-box>
            <text:list text:style-name="L2">
              <text:list-item>
                <text:p><text:span text:style-name="T14">ASF project brands are for use by the Apache community only:</text:span></text:p>
                <text:list>
                  <text:list-item>
                    <text:p><text:span text:style-name="T14">Individual contributors do not own the brand</text:span></text:p>
                  </text:list-item>
                  <text:list-item>
                    <text:p><text:span text:style-name="T14">Companies that contribute money or their employees' time do not own the brand </text:span></text:p>
                  </text:list-item>
                </text:list>
              </text:list-item>
              <text:list-item>
                <text:p><text:span text:style-name="T14">Restricting brand usage to only the ASF:</text:span></text:p>
                <text:list>
                  <text:list-item>
                    <text:p><text:span text:style-name="T14">Supports project independence (from corporate influence) and </text:span></text:p>
                  </text:list-item>
                  <text:list-item>
                    <text:p><text:span text:style-name="T14">Encourages diverse volunteer contributor participation</text:span></text:p>
                  </text:list-item>
                </text:list>
              </text:list-item>
            </text:list>
          </draw:text-box>
        </draw:frame>
        <draw:frame draw:name="Content Placeholder 2" draw:style-name="gr7" draw:text-style-name="P7" draw:layer="layout" svg:width="16.926cm" svg:height="1.016cm" svg:x="1.074cm" svg:y="12.8cm">
          <draw:text-box>
            <text:p text:style-name="P5"><text:span text:style-name="T7">http://community.apache.org/projectIndependence</text:span></text:p>
          </draw:text-box>
        </draw:frame>
        <draw:frame draw:style-name="gr8" draw:layer="layout" svg:width="4cm" svg:height="1.017cm" svg:x="18cm" svg:y="12.8cm">
          <draw:text-box>
            <text:p><text:span text:style-name="T15">(read again)</text:span></text:p>
          </draw:text-box>
        </draw:frame>
        <presentation:notes draw:style-name="dp2">
          <draw:page-thumbnail draw:style-name="gr1" draw:layer="layout" svg:width="0.001cm" svg:height="0.001cm" svg:x="0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Master3-2_5f_Custom-Design" presentation:presentation-page-layout-name="AL1T19">
        <office:forms form:automatic-focus="false" form:apply-design-mode="false"/>
        <draw:frame draw:name="Title 1" draw:style-name="gr2" draw:text-style-name="P9" draw:layer="layout" svg:width="17.624cm" svg:height="1.69cm" svg:x="1.27cm" svg:y="0.11cm">
          <draw:text-box>
            <text:p text:style-name="P1"><text:span text:style-name="T16">So, what </text:span><text:span text:style-name="T17">can</text:span><text:span text:style-name="T16"> companies do?</text:span></text:p>
          </draw:text-box>
        </draw:frame>
        <draw:frame draw:name="Content Placeholder 2" draw:style-name="standard" draw:text-style-name="P10" draw:layer="layout" svg:width="20.6cm" svg:height="6.2cm" svg:x="1.8cm" svg:y="3.8cm">
          <draw:text-box>
            <text:p><text:span text:style-name="T18">So, Shane, if my company supports Apache with donations or employee time, what </text:span><text:span text:style-name="T19">are</text:span><text:span text:style-name="T18"> we allowed to do with Apache project brands?</text:span></text:p>
          </draw:text-box>
        </draw:frame>
        <presentation:notes draw:style-name="dp2">
          <draw:page-thumbnail draw:style-name="gr1" draw:layer="layout" svg:width="0.001cm" svg:height="0.001cm" svg:x="0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Master1-Layout1-cust-Title-Slide" presentation:presentation-page-layout-name="AL1T19">
        <office:forms form:automatic-focus="false" form:apply-design-mode="false"/>
        <draw:frame draw:name="Title 1" presentation:style-name="pr6" draw:text-style-name="P8" draw:layer="layout" svg:width="21.59cm" svg:height="3.063cm" svg:x="1.217cm" svg:y="6.001cm" presentation:class="title" presentation:user-transformed="true">
          <draw:text-box>
            <text:p text:style-name="P1"><text:span text:style-name="T11">How To Use Apache Brands</text:span></text:p>
          </draw:text-box>
        </draw:frame>
        <presentation:notes draw:style-name="dp2">
          <draw:page-thumbnail draw:style-name="gr1" draw:layer="layout" svg:width="0.001cm" svg:height="0.001cm" svg:x="0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Master3-2_5f_Custom-Design" presentation:presentation-page-layout-name="AL1T19">
        <office:forms form:automatic-focus="false" form:apply-design-mode="false"/>
        <draw:frame draw:name="Title 1" draw:style-name="gr2" draw:text-style-name="P11" draw:layer="layout" svg:width="18.93cm" svg:height="1.69cm" svg:x="1.27cm" svg:y="0.11cm">
          <draw:text-box>
            <text:p text:style-name="P1"><text:span text:style-name="T20">Using Apache brands in software products</text:span></text:p>
          </draw:text-box>
        </draw:frame>
        <draw:frame draw:name="Content Placeholder 2" draw:style-name="standard" draw:text-style-name="P3" draw:layer="layout" svg:width="22.676cm" svg:height="9.6cm" svg:x="1.27cm" svg:y="2.528cm">
          <draw:text-box>
            <text:list text:style-name="L2">
              <text:list-item>
                <text:p><text:span text:style-name="T14">If you have your own software that works in conjunction with Apache software, you must have a separate brand name for your software </text:span></text:p>
              </text:list-item>
              <text:list-item>
                <text:p><text:span text:style-name="T14">You may then add the full “Apache Foo” name as appropriate to clarify the relationship of your software to ours, no explicit permission needed if using these forms</text:span></text:p>
                <text:list>
                  <text:list-item>
                    <text:p><text:span text:style-name="T14">Ono-Sendai Console, </text:span><text:span text:style-name="T21">Powered By</text:span><text:span text:style-name="T14"> Apache Steve</text:span></text:p>
                  </text:list-item>
                  <text:list-item>
                    <text:p><text:span text:style-name="T14">Yoyodyne Accelerator </text:span><text:span text:style-name="T21">For</text:span><text:span text:style-name="T14"> Apache CloudStack </text:span></text:p>
                  </text:list-item>
                </text:list>
              </text:list-item>
              <text:list-item>
                <text:p><text:span text:style-name="T14">May not use official Apache project graphics/logos as part of your brand; a “Powered By Apache” banded logo may be used to supplement your brand logo </text:span></text:p>
              </text:list-item>
            </text:list>
          </draw:text-box>
        </draw:frame>
        <draw:frame draw:name="Content Placeholder 2" draw:style-name="gr9" draw:text-style-name="P7" draw:layer="layout" svg:width="18.542cm" svg:height="1.016cm" svg:x="1.458cm" svg:y="12.8cm">
          <draw:text-box>
            <text:p text:style-name="P5"><text:span text:style-name="T7">http://www.apache.org/foundation/marks/faq/#products</text:span></text:p>
          </draw:text-box>
        </draw:frame>
        <presentation:notes draw:style-name="dp2">
          <draw:page-thumbnail draw:style-name="gr1" draw:layer="layout" svg:width="0.001cm" svg:height="0.001cm" svg:x="0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Master3-2_5f_Custom-Design" presentation:presentation-page-layout-name="AL1T19">
        <office:forms form:automatic-focus="false" form:apply-design-mode="false"/>
        <draw:frame draw:name="Title 1" draw:style-name="gr2" draw:text-style-name="P12" draw:layer="layout" svg:width="17.624cm" svg:height="1.69cm" svg:x="1.27cm" svg:y="0.11cm">
          <draw:text-box>
            <text:p text:style-name="P1"><text:span text:style-name="T22">Using Apache brands in services</text:span></text:p>
          </draw:text-box>
        </draw:frame>
        <draw:frame draw:name="Content Placeholder 2" draw:style-name="standard" draw:layer="layout" svg:width="22.676cm" svg:height="9.6cm" svg:x="1.27cm" svg:y="2.523cm">
          <draw:text-box>
            <text:list text:style-name="L2">
              <text:list-item>
                <text:p>If you provide services in conjunction with ASF-generated software, you must have a separate brand name for your services</text:p>
              </text:list-item>
              <text:list-item>
                <text:p>You may then add the “Apache Foo” name as applicable to refer to the actual Apache Foo software itself</text:p>
              </text:list-item>
              <text:list-item>
                <text:p>Your branding must not imply that you provide exclusive or Apache-endorsed support, training, consulting, hosting, customizations, etc.</text:p>
              </text:list-item>
              <text:list-item>
                <text:p>Unlike use in software branding, you may use Apache project graphics/logos in conjunction with your branding in certain circumstances, but not as your own primary logo for your services. </text:p>
              </text:list-item>
            </text:list>
          </draw:text-box>
        </draw:frame>
        <presentation:notes draw:style-name="dp2">
          <draw:page-thumbnail draw:style-name="gr1" draw:layer="layout" svg:width="0.001cm" svg:height="0.001cm" svg:x="0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Master3-2_5f_Custom-Design" presentation:presentation-page-layout-name="AL1T19">
        <office:forms form:automatic-focus="false" form:apply-design-mode="false"/>
        <draw:frame draw:name="Title 1" draw:style-name="gr2" draw:text-style-name="P11" draw:layer="layout" svg:width="19.33cm" svg:height="1.69cm" svg:x="1.27cm" svg:y="0.11cm">
          <draw:text-box>
            <text:p text:style-name="P1"><text:span text:style-name="T20">Use of Apache brands in events &amp; swag</text:span></text:p>
          </draw:text-box>
        </draw:frame>
        <draw:frame draw:name="Content Placeholder 2" draw:style-name="standard" draw:text-style-name="P6" draw:layer="layout" svg:width="22.676cm" svg:height="9.6cm" svg:x="1.27cm" svg:y="2.4cm">
          <draw:text-box>
            <text:list text:style-name="L2">
              <text:list-item>
                <text:p><text:span text:style-name="T5">If you sponsor or run events related to Apache projects, you may use the project brand in certain specific ways, with permission</text:span></text:p>
              </text:list-item>
              <text:list-item>
                <text:p><text:span text:style-name="T5">The primary brand for your event may include the project name, without the “Apache” prefix, eg. Hadoop Summit</text:span></text:p>
              </text:list-item>
              <text:list-item>
                <text:p><text:span text:style-name="T5">Must have an “About Apache Hadoop” link on event website</text:span></text:p>
              </text:list-item>
              <text:list-item>
                <text:p><text:span text:style-name="T5">Must include educational content about Apache Hadoop</text:span></text:p>
              </text:list-item>
              <text:list-item>
                <text:p><text:span text:style-name="T5">Allow PMC members on selection committee</text:span></text:p>
              </text:list-item>
              <text:list-item>
                <text:p><text:span text:style-name="T5">Individual PMCs may give permissions for use of their own project brand for events/giveaway swag (eg. T-shirts, pens, stickers, etc.)</text:span></text:p>
              </text:list-item>
              <text:list-item>
                <text:p><text:span text:style-name="T5">Detailed policy How-To &amp; Steps below</text:span></text:p>
              </text:list-item>
            </text:list>
          </draw:text-box>
        </draw:frame>
        <draw:frame draw:name="Content Placeholder 2" draw:style-name="gr10" draw:text-style-name="P7" draw:layer="layout" svg:width="17.526cm" svg:height="1.016cm" svg:x="2.2cm" svg:y="12.8cm">
          <draw:text-box>
            <text:p text:style-name="P5"><text:span text:style-name="T7">http://www.apache.org/foundation/marks/events</text:span></text:p>
          </draw:text-box>
        </draw:frame>
        <presentation:notes draw:style-name="dp2">
          <draw:page-thumbnail draw:style-name="gr1" draw:layer="layout" svg:width="0.001cm" svg:height="0.001cm" svg:x="0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Master3-2_5f_Custom-Design" presentation:presentation-page-layout-name="AL1T19">
        <office:forms form:automatic-focus="false" form:apply-design-mode="false"/>
        <draw:frame draw:name="Title 1" draw:style-name="gr2" draw:text-style-name="P13" draw:layer="layout" svg:width="18.73cm" svg:height="1.69cm" svg:x="1.27cm" svg:y="0.11cm">
          <draw:text-box>
            <text:p text:style-name="P1"><text:span text:style-name="T23">Guidelines for marketing with Apache brands</text:span></text:p>
          </draw:text-box>
        </draw:frame>
        <draw:frame draw:name="Content Placeholder 2" draw:style-name="standard" draw:layer="layout" svg:width="22.676cm" svg:height="9.6cm" svg:x="1.27cm" svg:y="2.6cm">
          <draw:text-box>
            <text:list text:style-name="L2">
              <text:list-item>
                <text:p>Apache is vendor-neutral</text:p>
                <text:list>
                  <text:list-item>
                    <text:p>Don't imply ownership or control of an Apache product</text:p>
                  </text:list-item>
                  <text:list-item>
                    <text:p>No superlatives related to an Apache project</text:p>
                  </text:list-item>
                  <text:list-item>
                    <text:p>No corporate affiliation or endorsement implied</text:p>
                  </text:list-item>
                </text:list>
              </text:list-item>
              <text:list-item>
                <text:p>Frown on “employ the most PMC members”</text:p>
              </text:list-item>
              <text:list-item>
                <text:p>Give credit to the project community</text:p>
              </text:list-item>
              <text:list-item>
                <text:p>Ensure users understand every Apache project is independently governed</text:p>
              </text:list-item>
            </text:list>
          </draw:text-box>
        </draw:frame>
        <presentation:notes draw:style-name="dp2">
          <draw:page-thumbnail draw:style-name="gr1" draw:layer="layout" svg:width="0.001cm" svg:height="0.001cm" svg:x="0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Master3-2_5f_Custom-Design" presentation:presentation-page-layout-name="AL1T19">
        <office:forms form:automatic-focus="false" form:apply-design-mode="false"/>
        <draw:frame draw:name="Title 1" draw:style-name="gr2" draw:text-style-name="P13" draw:layer="layout" svg:width="18.73cm" svg:height="1.69cm" svg:x="1.27cm" svg:y="0.11cm">
          <draw:text-box>
            <text:p text:style-name="P1"><text:span text:style-name="T23">If you donate projects to Incubator...</text:span></text:p>
          </draw:text-box>
        </draw:frame>
        <draw:frame draw:name="Content Placeholder 2" draw:style-name="standard" draw:layer="layout" svg:width="22.676cm" svg:height="9.6cm" svg:x="1.27cm" svg:y="2.4cm">
          <draw:text-box>
            <text:list text:style-name="L2">
              <text:list-item>
                <text:p>Thank You! </text:p>
                <text:list>
                  <text:list-item>
                    <text:p>We very much appreciate all those who choose to donate their projects to the Apache Incubator</text:p>
                  </text:list-item>
                </text:list>
              </text:list-item>
              <text:list-item>
                <text:p>Branding, trademarks, and code are all required parts of donation</text:p>
              </text:list-item>
              <text:list-item>
                <text:p>Apache Incubation process is about teaching the new “Podling” what the Apache Way is, and building an <text:span text:style-name="T10">independent community</text:span></text:p>
              </text:list-item>
              <text:list-item>
                <text:p>Podlings and Apache Projects are<text:span text:style-name="T10"> part of the ASF</text:span></text:p>
              </text:list-item>
              <text:list-item>
                <text:p/>
              </text:list-item>
              <text:list-item>
                <text:p>Donor companies have <text:span text:style-name="T10">no claim</text:span> to affiliation, endorsement, or control <text:span text:style-name="T10">after a Podling is accepted </text:span>into the Incubator</text:p>
              </text:list-item>
            </text:list>
          </draw:text-box>
        </draw:frame>
        <presentation:notes draw:style-name="dp2">
          <office:forms form:automatic-focus="false" form:apply-design-mode="false"/>
          <draw:page-thumbnail draw:style-name="gr1" draw:layer="layout" svg:width="0.001cm" svg:height="0.001cm" svg:x="0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Master1-Layout1-cust-Title-Slide" presentation:presentation-page-layout-name="AL1T19">
        <office:forms form:automatic-focus="false" form:apply-design-mode="false"/>
        <draw:frame draw:name="Title 1" presentation:style-name="pr6" draw:text-style-name="P8" draw:layer="layout" svg:width="21.59cm" svg:height="3.063cm" svg:x="1.217cm" svg:y="6.219cm" presentation:class="title" presentation:user-transformed="true">
          <draw:text-box>
            <text:p text:style-name="P1"><text:span text:style-name="T11">How to Support Apache Brands</text:span></text:p>
          </draw:text-box>
        </draw:frame>
        <presentation:notes draw:style-name="dp2">
          <draw:page-thumbnail draw:style-name="gr1" draw:layer="layout" svg:width="0.001cm" svg:height="0.001cm" svg:x="0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Master3-2_5f_Custom-Design" presentation:presentation-page-layout-name="AL1T19">
        <office:forms form:automatic-focus="false" form:apply-design-mode="false"/>
        <draw:frame draw:name="Title 1" draw:style-name="gr2" draw:text-style-name="P4" draw:layer="layout" svg:width="18.73cm" svg:height="1.69cm" svg:x="1.27cm" svg:y="0.11cm">
          <draw:text-box>
            <text:p text:style-name="P1"><text:span text:style-name="T3">Other ways to show support</text:span></text:p>
          </draw:text-box>
        </draw:frame>
        <draw:frame draw:name="Content Placeholder 2" draw:style-name="standard" draw:layer="layout" svg:width="22.676cm" svg:height="9.6cm" svg:x="1.27cm" svg:y="2.523cm">
          <draw:text-box>
            <text:list text:style-name="L2">
              <text:list-item>
                <text:p>Use Apache software products - and let people know</text:p>
              </text:list-item>
              <text:list-item>
                <text:p>Donate code / projects to Apache</text:p>
              </text:list-item>
              <text:list-item>
                <text:p>Donate employee time for coders <text:span text:style-name="T10">&amp; non-coders </text:span>on projects: documentation, testing, other skills</text:p>
              </text:list-item>
              <text:list-item>
                <text:p>Participate actively in events</text:p>
              </text:list-item>
              <text:list-item>
                <text:p>Sponsor and organize events, eg. Lucene Revolution, Hadoop World</text:p>
              </text:list-item>
              <text:list-item>
                <text:p>Donate funds through Apache Sponsorship Program</text:p>
              </text:list-item>
            </text:list>
          </draw:text-box>
        </draw:frame>
        <presentation:notes draw:style-name="dp2">
          <draw:page-thumbnail draw:style-name="gr1" draw:layer="layout" svg:width="0.001cm" svg:height="0.001cm" svg:x="0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Master3-2_5f_Custom-Design" presentation:presentation-page-layout-name="AL1T19">
        <office:forms form:automatic-focus="false" form:apply-design-mode="false"/>
        <draw:frame draw:name="Title 1" draw:style-name="gr2" draw:text-style-name="P12" draw:layer="layout" svg:width="17.624cm" svg:height="1.69cm" svg:x="1.27cm" svg:y="0.11cm">
          <draw:text-box>
            <text:p text:style-name="P1"><text:span text:style-name="T20">If you are donating employee time...</text:span></text:p>
          </draw:text-box>
        </draw:frame>
        <draw:frame draw:name="Content Placeholder 2" draw:style-name="standard" draw:layer="layout" svg:width="22.676cm" svg:height="9.6cm" svg:x="1.27cm" svg:y="2.6cm">
          <draw:text-box>
            <text:list text:style-name="L2">
              <text:list-item>
                <text:p>Their participation in the ASF project is governed by the PMC and the Apache Way, independent of your corporate reporting structure</text:p>
              </text:list-item>
              <text:list-item>
                <text:p>Merit is gained by <text:span text:style-name="T10">individuals</text:span>, independent of affiliation</text:p>
              </text:list-item>
              <text:list-item>
                <text:p>Your employees must understand appropriate behavior (project-specific procedures and practices) within Apache project(s)</text:p>
              </text:list-item>
              <text:list-item>
                <text:p>Project work must be discussed on Apache project public mailing lists, not internal company emails</text:p>
              </text:list-item>
              <text:list-item>
                <text:p>Proprietary company work must be done outside the Apache project</text:p>
                <text:p/>
              </text:list-item>
            </text:list>
          </draw:text-box>
        </draw:frame>
        <presentation:notes draw:style-name="dp2">
          <draw:page-thumbnail draw:style-name="gr1" draw:layer="layout" svg:width="0.001cm" svg:height="0.001cm" svg:x="0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Master3-2_5f_Custom-Design" presentation:presentation-page-layout-name="AL1T19">
        <office:forms form:automatic-focus="false" form:apply-design-mode="false"/>
        <draw:frame draw:name="Title 1" draw:style-name="gr2" draw:text-style-name="P12" draw:layer="layout" svg:width="17.624cm" svg:height="1.69cm" svg:x="1.27cm" svg:y="0.11cm">
          <draw:text-box>
            <text:p text:style-name="P1"><text:span text:style-name="T22">Allow employees' skill growth</text:span></text:p>
          </draw:text-box>
        </draw:frame>
        <draw:frame draw:name="Content Placeholder 2" draw:style-name="standard" draw:layer="layout" svg:width="22.676cm" svg:height="9.6cm" svg:x="1.27cm" svg:y="2.6cm">
          <draw:text-box>
            <text:list text:style-name="L2">
              <text:list-item>
                <text:p>Ensure your management allows employees sufficient time to participate in projects appropriately</text:p>
              </text:list-item>
              <text:list-item>
                <text:p>Understand which “hat” employees are wearing</text:p>
              </text:list-item>
              <text:list-item>
                <text:p>Think about what pressures you put on emploeyes, and understand you need to allow them to behave with Apache hats (or, are going to fail at Apache merit)</text:p>
              </text:list-item>
              <text:list-item>
                <text:p>Collaborative decision making, collaboration seeking, and working across disparate/distributed teams – these are all key skills your employees will gain and can bring back</text:p>
              </text:list-item>
              <text:list-item>
                <text:p>Open source is eating the world – and employees want those skills</text:p>
              </text:list-item>
            </text:list>
          </draw:text-box>
        </draw:frame>
        <presentation:notes draw:style-name="dp2">
          <draw:page-thumbnail draw:style-name="gr1" draw:layer="layout" svg:width="0.001cm" svg:height="0.001cm" svg:x="0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Master1-Layout1-cust-Title-Slide" presentation:presentation-page-layout-name="AL1T19">
        <office:forms form:automatic-focus="false" form:apply-design-mode="false"/>
        <draw:frame draw:name="Title 1" presentation:style-name="pr6" draw:text-style-name="P8" draw:layer="layout" svg:width="21.59cm" svg:height="3.063cm" svg:x="1.217cm" svg:y="6.094cm" presentation:class="title" presentation:user-transformed="true">
          <draw:text-box>
            <text:p text:style-name="P1"><text:span text:style-name="T11">Oops! We Didn't Follow The Apache Trademark Policy...</text:span></text:p>
          </draw:text-box>
        </draw:frame>
        <presentation:notes draw:style-name="dp2">
          <draw:page-thumbnail draw:style-name="gr1" draw:layer="layout" svg:width="0.001cm" svg:height="0.001cm" svg:x="0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Master3-2_5f_Custom-Design" presentation:presentation-page-layout-name="AL1T19">
        <office:forms form:automatic-focus="false" form:apply-design-mode="false"/>
        <draw:frame draw:name="Content Placeholder 2" draw:style-name="standard" draw:text-style-name="P3" draw:layer="layout" svg:width="22.676cm" svg:height="9.6cm" svg:x="1.27cm" svg:y="2.6cm">
          <draw:text-box>
            <text:list text:style-name="L2">
              <text:list-item>
                <text:p><text:span text:style-name="T14">Misunderstandings happen despite the best intentions. <text:s/>If there is a suspected trademark infringement, it will be addressed:</text:span></text:p>
              </text:list-item>
            </text:list>
            <text:list text:style-name="L3">
              <text:list-item>
                <text:list>
                  <text:list-item>
                    <text:p><text:span text:style-name="T14">Private requests, from PMC members or VP, Brand Management</text:span></text:p>
                  </text:list-item>
                  <text:list-item>
                    <text:p><text:span text:style-name="T14">Social pressure &amp; press</text:span></text:p>
                  </text:list-item>
                  <text:list-item>
                    <text:p><text:span text:style-name="T14">Removal from PMC &amp; project(s)</text:span></text:p>
                  </text:list-item>
                  <text:list-item>
                    <text:p><text:span text:style-name="T14">Legal action, by pro bono counsel, DLAPiper (global IP law firm)</text:span></text:p>
                  </text:list-item>
                </text:list>
              </text:list-item>
            </text:list>
            <text:list text:style-name="L2">
              <text:list-header>
                <text:p><text:span text:style-name="T14"/></text:p>
              </text:list-header>
              <text:list-item>
                <text:p><text:span text:style-name="T14">Don't let it get there! Ask us first</text:span></text:p>
              </text:list-item>
            </text:list>
          </draw:text-box>
        </draw:frame>
        <draw:frame draw:name="Title 1" draw:style-name="gr2" draw:text-style-name="P4" draw:layer="layout" svg:width="18.73cm" svg:height="1.69cm" svg:x="1.27cm" svg:y="0.168cm">
          <draw:text-box>
            <text:p text:style-name="P1"><text:span text:style-name="T3">Apache brand enforcement</text:span></text:p>
          </draw:text-box>
        </draw:frame>
        <presentation:notes draw:style-name="dp2">
          <draw:page-thumbnail draw:style-name="gr1" draw:layer="layout" svg:width="0.001cm" svg:height="0.001cm" svg:x="0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Master1-Layout1-cust-Title-Slide" presentation:presentation-page-layout-name="AL1T19">
        <office:forms form:automatic-focus="false" form:apply-design-mode="false"/>
        <draw:frame draw:name="Title 1" presentation:style-name="pr6" draw:text-style-name="P8" draw:layer="layout" svg:width="21.59cm" svg:height="3.063cm" svg:x="1.217cm" svg:y="6.001cm" presentation:class="title" presentation:user-transformed="true">
          <draw:text-box>
            <text:p text:style-name="P1"><text:span text:style-name="T11">Thank You &amp; Resources</text:span></text:p>
          </draw:text-box>
        </draw:frame>
        <presentation:notes draw:style-name="dp2">
          <draw:page-thumbnail draw:style-name="gr1" draw:layer="layout" svg:width="0.001cm" svg:height="0.001cm" svg:x="0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Master3-2_5f_Custom-Design" presentation:presentation-page-layout-name="AL1T19">
        <office:forms form:automatic-focus="false" form:apply-design-mode="false"/>
        <draw:frame draw:name="Title 1" draw:style-name="gr2" draw:text-style-name="P12" draw:layer="layout" svg:width="17.624cm" svg:height="1.69cm" svg:x="1.27cm" svg:y="0.11cm">
          <draw:text-box>
            <text:p text:style-name="P1"><text:span text:style-name="T22">Thank You!</text:span></text:p>
          </draw:text-box>
        </draw:frame>
        <draw:frame draw:name="Content Placeholder 2" draw:style-name="standard" draw:layer="layout" svg:width="22.676cm" svg:height="9.6cm" svg:x="1.27cm" svg:y="2.6cm">
          <draw:text-box>
            <text:list text:style-name="L2">
              <text:list-item>
                <text:p>Thank you to companies who respect Apache brands</text:p>
                <text:p/>
              </text:list-item>
              <text:list-item>
                <text:p>Thanks to all Apache Members</text:p>
              </text:list-item>
              <text:list-item>
                <text:p>Thanks to all Apache committers and PMCs</text:p>
              </text:list-item>
              <text:list-item>
                <text:p>Thanks to members of Apache Trademarks Committe</text:p>
              </text:list-item>
              <text:list-item>
                <text:p>Thanks to DLAPiper counsel: Mark Radcliffe, Dash McLean, Nikkya Williams, Carol Anne Bashir</text:p>
                <text:p/>
              </text:list-item>
            </text:list>
          </draw:text-box>
        </draw:frame>
        <presentation:notes draw:style-name="dp2">
          <draw:page-thumbnail draw:style-name="gr1" draw:layer="layout" svg:width="0.001cm" svg:height="0.001cm" svg:x="0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Master3-2_5f_Custom-Design" presentation:presentation-page-layout-name="AL1T19">
        <office:forms form:automatic-focus="false" form:apply-design-mode="false"/>
        <draw:frame draw:name="Title 1" draw:style-name="gr2" draw:text-style-name="P12" draw:layer="layout" svg:width="17.624cm" svg:height="1.69cm" svg:x="1.27cm" svg:y="0.11cm">
          <draw:text-box>
            <text:p text:style-name="P1"><text:span text:style-name="T22">Trademark Resources - External</text:span></text:p>
          </draw:text-box>
        </draw:frame>
        <draw:frame draw:name="Content Placeholder 2" draw:style-name="standard" draw:layer="layout" svg:width="22.676cm" svg:height="9.6cm" svg:x="1.27cm" svg:y="2.6cm">
          <draw:text-box>
            <text:list text:style-name="L2">
              <text:list-item>
                <text:p>Formal policy for third party use</text:p>
                <text:list>
                  <text:list-item>
                    <text:p>http://www.apache.org/foundation/marks/</text:p>
                  </text:list-item>
                </text:list>
              </text:list-item>
              <text:list-item>
                <text:p>Third party requesting permission for events</text:p>
                <text:list>
                  <text:list-item>
                    <text:p>http://www.apache.org/foundation/marks/events</text:p>
                  </text:list-item>
                </text:list>
              </text:list-item>
              <text:list-item>
                <text:p>Third party requesting permission for domains</text:p>
                <text:list>
                  <text:list-item>
                    <text:p>http://www.apache.org/foundation/marks/domains</text:p>
                  </text:list-item>
                </text:list>
              </text:list-item>
              <text:list-item>
                <text:p>All other questions</text:p>
                <text:list>
                  <text:list-item>
                    <text:p>http://www.apache.org/foundation/marks/contact</text:p>
                  </text:list-item>
                </text:list>
              </text:list-item>
            </text:list>
          </draw:text-box>
        </draw:frame>
        <presentation:notes draw:style-name="dp2">
          <draw:page-thumbnail draw:style-name="gr1" draw:layer="layout" svg:width="0.001cm" svg:height="0.001cm" svg:x="0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Master3-2_5f_Custom-Design" presentation:presentation-page-layout-name="AL1T19">
        <office:forms form:automatic-focus="false" form:apply-design-mode="false"/>
        <draw:frame draw:name="Title 1" draw:style-name="gr2" draw:text-style-name="P12" draw:layer="layout" svg:width="17.624cm" svg:height="1.69cm" svg:x="1.27cm" svg:y="0.11cm">
          <draw:text-box>
            <text:p text:style-name="P1"><text:span text:style-name="T22">Questions?</text:span></text:p>
          </draw:text-box>
        </draw:frame>
        <draw:frame draw:name="Content Placeholder 2" draw:style-name="standard" draw:layer="layout" svg:width="22.676cm" svg:height="9.6cm" svg:x="1.27cm" svg:y="2.6cm">
          <draw:text-box>
            <text:p text:style-name="P14">Please feel free to find Shane or any of our directors </text:p>
            <text:p text:style-name="P14">or officers with any questions this week!</text:p>
            <text:p text:style-name="P14"/>
            <text:p text:style-name="P14">Or, Look for the Ask Me! Buttons, and just ask!</text:p>
            <text:p text:style-name="P14"/>
            <text:p text:style-name="P14"/>
            <text:p text:style-name="P14">&lt;trademarks@apache.org&gt;</text:p>
            <text:p text:style-name="P14">@ShaneCurcuru</text:p>
            <text:p text:style-name="P14">http://communityovercode.com/</text:p>
          </draw:text-box>
        </draw:frame>
        <presentation:notes draw:style-name="dp2">
          <draw:page-thumbnail draw:style-name="gr1" draw:layer="layout" svg:width="0.001cm" svg:height="0.001cm" svg:x="0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Master1-1_5f_Custom-Design" presentation:presentation-page-layout-name="AL1T19">
        <office:forms form:automatic-focus="false" form:apply-design-mode="false"/>
        <draw:frame draw:name="Title 1" presentation:style-name="pr1" draw:text-style-name="P15" draw:layer="layout" svg:width="21.59cm" svg:height="6.095cm" svg:x="1.217cm" svg:y="6.906cm" presentation:class="title" presentation:user-transformed="true">
          <draw:text-box>
            <text:p text:style-name="P1"><text:span text:style-name="T24">Shane Curcuru, VP, Brand Management</text:span><text:span text:style-name="T25"><text:line-break/></text:span><text:span text:style-name="T26"><text:line-break/></text:span><text:span text:style-name="T27">@shanecurcuru</text:span><text:span text:style-name="T25"><text:line-break/></text:span><text:span text:style-name="T28">trademarks@apache.org</text:span></text:p>
          </draw:text-box>
        </draw:frame>
        <presentation:notes draw:style-name="dp2">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But it's open source!</text:span></text:p>
          </draw:text-box>
        </draw:frame>
        <draw:frame draw:name="Content Placeholder 2" draw:style-name="standard" draw:text-style-name="P3" draw:layer="layout" svg:width="22.676cm" svg:height="9.6cm" svg:x="1.27cm" svg:y="2.6cm">
          <draw:text-box>
            <text:list text:style-name="L2">
              <text:list-item>
                <text:p><text:span text:style-name="T21">Apache License, v2.0</text:span></text:p>
              </text:list-item>
              <text:list-item>
                <text:p><text:span text:style-name="T21">6. Trademarks.</text:span><text:span text:style-name="T14"> This License does not grant permission to use the trade names, trademarks, service marks, or product names of the Licensor, except as required for reasonable and customary use in describing the origin of the Work and reproducing the content of the NOTICE file.</text:span></text:p>
              </text:list-item>
            </text:list>
          </draw:text-box>
        </draw:frame>
        <presentation:notes draw:style-name="dp2">
          <draw:page-thumbnail draw:style-name="gr1" draw:layer="layout" svg:width="0.001cm" svg:height="0.001cm" svg:x="0cm" svg:y="2.257cm" draw:page-number="3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animations="disabled"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2" draw:display-name="Bitmape 12" xlink:href="Pictures/1000000000000640000003849B040D88.jpg" xlink:type="simple" xlink:show="embed" xlink:actuate="onLoad"/>
    <draw:fill-image draw:name="Bitmape_20_13" draw:display-name="Bitmape 13" xlink:href="Pictures/1000000000000640000003849B040D88.jpg" xlink:type="simple" xlink:show="embed" xlink:actuate="onLoad"/>
    <draw:fill-image draw:name="Bitmape_20_9" draw:display-name="Bitmape 9" xlink:href="Pictures/100000000000064000000384C53E58F1.jpg" xlink:type="simple" xlink:show="embed" xlink:actuate="onLoad"/>
    <draw:fill-image draw:name="background" xlink:href="Pictures/100000000000064000000384F2A4A93D.jpg" xlink:type="simple" xlink:show="embed" xlink:actuate="onLoad"/>
    <draw:marker draw:name="Arrow" svg:viewBox="0 0 20 30" svg:d="M10 0l-10 30h20z"/>
    <style:default-style style:family="graphic">
      <style:graphic-properties draw:stroke="solid" svg:stroke-width="0.026cm" svg:stroke-color="#4a7ebb" fo:wrap-option="wrap" draw:shadow="visible" draw:shadow-offset-x="0cm" draw:shadow-offset-y="0.064cm" draw:shadow-color="#000000" draw:shadow-opacity="35%"/>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svg:stroke-width="0cm" svg:stroke-color="#808080" draw:marker-start-width="0.2cm" draw:marker-start-center="false" draw:marker-end-width="0.2cm" draw:marker-end-center="false" draw:fill="solid" draw:fill-color="#2b152c" draw:opacity="25%" draw:textarea-horizontal-align="left" draw:textarea-vertical-align="top" draw:auto-grow-height="false" draw:auto-grow-width="false" fo:padding-top="0.127cm" fo:padding-bottom="0.127cm" fo:padding-left="0.254cm" fo:padding-right="0.254cm" fo:wrap-option="wrap" draw:shadow="hidden" draw:shadow-offset-x="0.2cm" draw:shadow-offset-y="0.2cm" draw:shadow-color="#808080">
        <text:list-style style:name="standard">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3cm" fo:margin-right="0cm" fo:margin-top="0.176cm" fo:margin-bottom="0cm" fo:line-height="100%" fo:text-align="start" fo:text-indent="-0.953cm" style:text-autospace="ideograph-alpha" style:punctuation-wrap="hanging" style:line-break="strict" style:writing-mode="lr-tb" style:font-independent-line-spacing="true">
        <style:tab-stops/>
      </style:paragraph-properties>
      <style:text-properties fo:color="#ffffff" style:text-outline="false" style:text-line-through-style="none" style:text-position="0% 100%" fo:font-family="'Helvetica Neue Light'" fo:font-size="20pt" fo:letter-spacing="normal" fo:language="en" fo:country="CA"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font-size-asian="20pt" style:language-asian="zh" style:country-asian="CN" style:font-style-asian="normal" style:font-weight-asian="normal" style:font-family-complex="'Helvetica Neue Light'"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1_5f_Custom-Design-background" style:display-name="Master1-1_Custom-Design-background" style:family="presentation">
      <style:graphic-properties draw:stroke="none" draw:fill="bitmap" draw:fill-image-name="Bitmape_20_9" style:repeat="stretch"/>
      <style:text-properties style:letter-kerning="true"/>
    </style:style>
    <style:style style:name="Master1-1_5f_Custom-Design-backgroundobjects" style:display-name="Master1-1_Custom-Design-backgroundobjects" style:family="presentation">
      <style:graphic-properties draw:textarea-horizontal-align="justify" draw:shadow="hidden" draw:shadow-offset-x="0.2cm" draw:shadow-offset-y="0.2cm" draw:shadow-color="#808080"/>
      <style:text-properties style:letter-kerning="true"/>
    </style:style>
    <style:style style:name="Master1-1_5f_Custom-Design-notes" style:display-name="Master1-1_Custom-Desig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1_5f_Custom-Design-outline1" style:display-name="Master1-1_Custom-Design-outline1" style:family="presentation">
      <style:graphic-properties draw:stroke="none" draw:fill="none" draw:auto-grow-height="false">
        <text:list-style style:name="Master1-1_5f_Custom-Design-outline1" style:display-name="Master1-1_Custom-Desi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1_5f_Custom-Design-outline2" style:display-name="Master1-1_Custom-Design-outline2" style:family="presentation" style:parent-style-name="Master1-1_5f_Custom-Design-outline1">
      <style:paragraph-properties fo:margin-left="0cm" fo:margin-right="0cm" fo:margin-top="0cm" fo:margin-bottom="0.4cm" fo:text-indent="0cm"/>
      <style:text-properties fo:font-size="28pt" style:font-size-asian="28pt" style:font-size-complex="28pt"/>
    </style:style>
    <style:style style:name="Master1-1_5f_Custom-Design-outline3" style:display-name="Master1-1_Custom-Design-outline3" style:family="presentation" style:parent-style-name="Master1-1_5f_Custom-Design-outline2">
      <style:paragraph-properties fo:margin-left="0cm" fo:margin-right="0cm" fo:margin-top="0cm" fo:margin-bottom="0.3cm" fo:text-indent="0cm"/>
      <style:text-properties fo:font-size="24pt" style:font-size-asian="24pt" style:font-size-complex="24pt"/>
    </style:style>
    <style:style style:name="Master1-1_5f_Custom-Design-outline4" style:display-name="Master1-1_Custom-Design-outline4" style:family="presentation" style:parent-style-name="Master1-1_5f_Custom-Design-outline3">
      <style:paragraph-properties fo:margin-left="0cm" fo:margin-right="0cm" fo:margin-top="0cm" fo:margin-bottom="0.2cm" fo:text-indent="0cm"/>
      <style:text-properties fo:font-size="20pt" style:font-size-asian="20pt" style:font-size-complex="20pt"/>
    </style:style>
    <style:style style:name="Master1-1_5f_Custom-Design-outline5" style:display-name="Master1-1_Custom-Design-outline5" style:family="presentation" style:parent-style-name="Master1-1_5f_Custom-Design-outline4">
      <style:paragraph-properties fo:margin-left="0cm" fo:margin-right="0cm" fo:margin-top="0cm" fo:margin-bottom="0.1cm" fo:text-indent="0cm"/>
      <style:text-properties fo:font-size="20pt" style:font-size-asian="20pt" style:font-size-complex="20pt"/>
    </style:style>
    <style:style style:name="Master1-1_5f_Custom-Design-outline6" style:display-name="Master1-1_Custom-Design-outline6" style:family="presentation" style:parent-style-name="Master1-1_5f_Custom-Design-outline5">
      <style:paragraph-properties fo:margin-left="0cm" fo:margin-right="0cm" fo:margin-top="0cm" fo:margin-bottom="0.1cm" fo:text-indent="0cm"/>
      <style:text-properties fo:font-size="20pt" style:font-size-asian="20pt" style:font-size-complex="20pt"/>
    </style:style>
    <style:style style:name="Master1-1_5f_Custom-Design-outline7" style:display-name="Master1-1_Custom-Design-outline7" style:family="presentation" style:parent-style-name="Master1-1_5f_Custom-Design-outline6">
      <style:paragraph-properties fo:margin-left="0cm" fo:margin-right="0cm" fo:margin-top="0cm" fo:margin-bottom="0.1cm" fo:text-indent="0cm"/>
      <style:text-properties fo:font-size="20pt" style:font-size-asian="20pt" style:font-size-complex="20pt"/>
    </style:style>
    <style:style style:name="Master1-1_5f_Custom-Design-outline8" style:display-name="Master1-1_Custom-Design-outline8" style:family="presentation" style:parent-style-name="Master1-1_5f_Custom-Design-outline7">
      <style:paragraph-properties fo:margin-left="0cm" fo:margin-right="0cm" fo:margin-top="0cm" fo:margin-bottom="0.1cm" fo:text-indent="0cm"/>
      <style:text-properties fo:font-size="20pt" style:font-size-asian="20pt" style:font-size-complex="20pt"/>
    </style:style>
    <style:style style:name="Master1-1_5f_Custom-Design-outline9" style:display-name="Master1-1_Custom-Design-outline9" style:family="presentation" style:parent-style-name="Master1-1_5f_Custom-Design-outline8">
      <style:paragraph-properties fo:margin-left="0cm" fo:margin-right="0cm" fo:margin-top="0cm" fo:margin-bottom="0.1cm" fo:text-indent="0cm"/>
      <style:text-properties fo:font-size="20pt" style:font-size-asian="20pt" style:font-size-complex="20pt"/>
    </style:style>
    <style:style style:name="Master1-1_5f_Custom-Design-subtitle" style:display-name="Master1-1_Custom-Design-subtitle" style:family="presentation">
      <style:graphic-properties draw:stroke="none" draw:fill="none" draw:textarea-vertical-align="middle">
        <text:list-style style:name="Master1-1_5f_Custom-Design-subtitle" style:display-name="Master1-1_Custom-Desi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1_5f_Custom-Design-title" style:display-name="Master1-1_Custom-Design-title" style:family="presentation">
      <style:graphic-properties draw:stroke="none" draw:fill="none" draw:fill-image-width="0cm" draw:fill-image-height="0cm" draw:textarea-vertical-align="middle" draw:shadow-offset-y="0.076cm">
        <text:list-style style:name="Master1-1_5f_Custom-Design-title" style:display-name="Master1-1_Custom-Desi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le-Slide-background" style:family="presentation">
      <style:graphic-properties draw:stroke="none" draw:fill="bitmap" draw:fill-image-name="Bitmape_20_13" style:repeat="stretch"/>
      <style:text-properties style:letter-kerning="true"/>
    </style:style>
    <style:style style:name="Master1-Layout1-cust-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cust-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le-Slide-outline1" style:family="presentation">
      <style:graphic-properties draw:stroke="none" draw:fill="none" draw:auto-grow-height="false">
        <text:list-style style:name="Master1-Layout1-cust-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le-Slide-outline2" style:family="presentation" style:parent-style-name="Master1-Layout1-cust-Title-Slide-outline1">
      <style:paragraph-properties fo:margin-left="0cm" fo:margin-right="0cm" fo:margin-top="0cm" fo:margin-bottom="0.4cm" fo:text-indent="0cm"/>
      <style:text-properties fo:font-size="28pt" style:font-size-asian="28pt" style:font-size-complex="28pt"/>
    </style:style>
    <style:style style:name="Master1-Layout1-cust-Title-Slide-outline3" style:family="presentation" style:parent-style-name="Master1-Layout1-cust-Title-Slide-outline2">
      <style:paragraph-properties fo:margin-left="0cm" fo:margin-right="0cm" fo:margin-top="0cm" fo:margin-bottom="0.3cm" fo:text-indent="0cm"/>
      <style:text-properties fo:font-size="24pt" style:font-size-asian="24pt" style:font-size-complex="24pt"/>
    </style:style>
    <style:style style:name="Master1-Layout1-cust-Title-Slide-outline4" style:family="presentation" style:parent-style-name="Master1-Layout1-cust-Title-Slide-outline3">
      <style:paragraph-properties fo:margin-left="0cm" fo:margin-right="0cm" fo:margin-top="0cm" fo:margin-bottom="0.2cm" fo:text-indent="0cm"/>
      <style:text-properties fo:font-size="20pt" style:font-size-asian="20pt" style:font-size-complex="20pt"/>
    </style:style>
    <style:style style:name="Master1-Layout1-cust-Title-Slide-outline5" style:family="presentation" style:parent-style-name="Master1-Layout1-cust-Title-Slide-outline4">
      <style:paragraph-properties fo:margin-left="0cm" fo:margin-right="0cm" fo:margin-top="0cm" fo:margin-bottom="0.1cm" fo:text-indent="0cm"/>
      <style:text-properties fo:font-size="20pt" style:font-size-asian="20pt" style:font-size-complex="20pt"/>
    </style:style>
    <style:style style:name="Master1-Layout1-cust-Title-Slide-outline6" style:family="presentation" style:parent-style-name="Master1-Layout1-cust-Title-Slide-outline5">
      <style:paragraph-properties fo:margin-left="0cm" fo:margin-right="0cm" fo:margin-top="0cm" fo:margin-bottom="0.1cm" fo:text-indent="0cm"/>
      <style:text-properties fo:font-size="20pt" style:font-size-asian="20pt" style:font-size-complex="20pt"/>
    </style:style>
    <style:style style:name="Master1-Layout1-cust-Title-Slide-outline7" style:family="presentation" style:parent-style-name="Master1-Layout1-cust-Title-Slide-outline6">
      <style:paragraph-properties fo:margin-left="0cm" fo:margin-right="0cm" fo:margin-top="0cm" fo:margin-bottom="0.1cm" fo:text-indent="0cm"/>
      <style:text-properties fo:font-size="20pt" style:font-size-asian="20pt" style:font-size-complex="20pt"/>
    </style:style>
    <style:style style:name="Master1-Layout1-cust-Title-Slide-outline8" style:family="presentation" style:parent-style-name="Master1-Layout1-cust-Title-Slide-outline7">
      <style:paragraph-properties fo:margin-left="0cm" fo:margin-right="0cm" fo:margin-top="0cm" fo:margin-bottom="0.1cm" fo:text-indent="0cm"/>
      <style:text-properties fo:font-size="20pt" style:font-size-asian="20pt" style:font-size-complex="20pt"/>
    </style:style>
    <style:style style:name="Master1-Layout1-cust-Title-Slide-outline9" style:family="presentation" style:parent-style-name="Master1-Layout1-cust-Title-Slide-outline8">
      <style:paragraph-properties fo:margin-left="0cm" fo:margin-right="0cm" fo:margin-top="0cm" fo:margin-bottom="0.1cm" fo:text-indent="0cm"/>
      <style:text-properties fo:font-size="20pt" style:font-size-asian="20pt" style:font-size-complex="20pt"/>
    </style:style>
    <style:style style:name="Master1-Layout1-cust-Title-Slide-subtitle" style:family="presentation">
      <style:graphic-properties draw:stroke="none" draw:fill="none" draw:textarea-vertical-align="middle">
        <text:list-style style:name="Master1-Layout1-cust-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le-Slide-title" style:family="presentation">
      <style:graphic-properties draw:stroke="none" draw:fill="none" draw:textarea-vertical-align="middle">
        <text:list-style style:name="Master1-Layout1-cust-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Custom-Design-background" style:family="presentation">
      <style:graphic-properties draw:stroke="none" draw:fill="bitmap" draw:fill-image-name="Bitmape_20_12" style:repeat="stretch"/>
      <style:text-properties style:letter-kerning="true"/>
    </style:style>
    <style:style style:name="Master2-Custom-Design-backgroundobjects" style:family="presentation">
      <style:graphic-properties draw:textarea-horizontal-align="justify" draw:shadow="hidden" draw:shadow-offset-x="0.2cm" draw:shadow-offset-y="0.2cm" draw:shadow-color="#808080"/>
      <style:text-properties style:letter-kerning="true"/>
    </style:style>
    <style:style style:name="Master2-Custom-Desig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Custom-Design-outline1" style:family="presentation">
      <style:graphic-properties draw:stroke="none" draw:fill="none" draw:auto-grow-height="false">
        <text:list-style style:name="Master2-Custom-Desi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Custom-Design-outline2" style:family="presentation" style:parent-style-name="Master2-Custom-Design-outline1">
      <style:paragraph-properties fo:margin-left="0cm" fo:margin-right="0cm" fo:margin-top="0cm" fo:margin-bottom="0.4cm" fo:text-indent="0cm"/>
      <style:text-properties fo:font-size="28pt" style:font-size-asian="28pt" style:font-size-complex="28pt"/>
    </style:style>
    <style:style style:name="Master2-Custom-Design-outline3" style:family="presentation" style:parent-style-name="Master2-Custom-Design-outline2">
      <style:paragraph-properties fo:margin-left="0cm" fo:margin-right="0cm" fo:margin-top="0cm" fo:margin-bottom="0.3cm" fo:text-indent="0cm"/>
      <style:text-properties fo:font-size="24pt" style:font-size-asian="24pt" style:font-size-complex="24pt"/>
    </style:style>
    <style:style style:name="Master2-Custom-Design-outline4" style:family="presentation" style:parent-style-name="Master2-Custom-Design-outline3">
      <style:paragraph-properties fo:margin-left="0cm" fo:margin-right="0cm" fo:margin-top="0cm" fo:margin-bottom="0.2cm" fo:text-indent="0cm"/>
      <style:text-properties fo:font-size="20pt" style:font-size-asian="20pt" style:font-size-complex="20pt"/>
    </style:style>
    <style:style style:name="Master2-Custom-Design-outline5" style:family="presentation" style:parent-style-name="Master2-Custom-Design-outline4">
      <style:paragraph-properties fo:margin-left="0cm" fo:margin-right="0cm" fo:margin-top="0cm" fo:margin-bottom="0.1cm" fo:text-indent="0cm"/>
      <style:text-properties fo:font-size="20pt" style:font-size-asian="20pt" style:font-size-complex="20pt"/>
    </style:style>
    <style:style style:name="Master2-Custom-Design-outline6" style:family="presentation" style:parent-style-name="Master2-Custom-Design-outline5">
      <style:paragraph-properties fo:margin-left="0cm" fo:margin-right="0cm" fo:margin-top="0cm" fo:margin-bottom="0.1cm" fo:text-indent="0cm"/>
      <style:text-properties fo:font-size="20pt" style:font-size-asian="20pt" style:font-size-complex="20pt"/>
    </style:style>
    <style:style style:name="Master2-Custom-Design-outline7" style:family="presentation" style:parent-style-name="Master2-Custom-Design-outline6">
      <style:paragraph-properties fo:margin-left="0cm" fo:margin-right="0cm" fo:margin-top="0cm" fo:margin-bottom="0.1cm" fo:text-indent="0cm"/>
      <style:text-properties fo:font-size="20pt" style:font-size-asian="20pt" style:font-size-complex="20pt"/>
    </style:style>
    <style:style style:name="Master2-Custom-Design-outline8" style:family="presentation" style:parent-style-name="Master2-Custom-Design-outline7">
      <style:paragraph-properties fo:margin-left="0cm" fo:margin-right="0cm" fo:margin-top="0cm" fo:margin-bottom="0.1cm" fo:text-indent="0cm"/>
      <style:text-properties fo:font-size="20pt" style:font-size-asian="20pt" style:font-size-complex="20pt"/>
    </style:style>
    <style:style style:name="Master2-Custom-Design-outline9" style:family="presentation" style:parent-style-name="Master2-Custom-Design-outline8">
      <style:paragraph-properties fo:margin-left="0cm" fo:margin-right="0cm" fo:margin-top="0cm" fo:margin-bottom="0.1cm" fo:text-indent="0cm"/>
      <style:text-properties fo:font-size="20pt" style:font-size-asian="20pt" style:font-size-complex="20pt"/>
    </style:style>
    <style:style style:name="Master2-Custom-Design-subtitle" style:family="presentation">
      <style:graphic-properties draw:stroke="none" draw:fill="none" draw:textarea-vertical-align="middle">
        <text:list-style style:name="Master2-Custom-Desi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Custom-Design-title" style:family="presentation">
      <style:graphic-properties draw:stroke="none" draw:fill="none" draw:textarea-vertical-align="middle">
        <text:list-style style:name="Master2-Custom-Desi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cust-Title-Slide-background" style:family="presentation">
      <style:graphic-properties draw:stroke="none" draw:fill="bitmap" draw:fill-image-name="background" style:repeat="stretch"/>
      <style:text-properties style:letter-kerning="true"/>
    </style:style>
    <style:style style:name="Master2-Layout1-cust-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cust-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cust-Title-Slide-outline1" style:family="presentation">
      <style:graphic-properties draw:stroke="none" draw:fill="none" draw:auto-grow-height="false">
        <text:list-style style:name="Master2-Layout1-cust-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cust-Title-Slide-outline2" style:family="presentation" style:parent-style-name="Master2-Layout1-cust-Title-Slide-outline1">
      <style:paragraph-properties fo:margin-left="0cm" fo:margin-right="0cm" fo:margin-top="0cm" fo:margin-bottom="0.4cm" fo:text-indent="0cm"/>
      <style:text-properties fo:font-size="28pt" style:font-size-asian="28pt" style:font-size-complex="28pt"/>
    </style:style>
    <style:style style:name="Master2-Layout1-cust-Title-Slide-outline3" style:family="presentation" style:parent-style-name="Master2-Layout1-cust-Title-Slide-outline2">
      <style:paragraph-properties fo:margin-left="0cm" fo:margin-right="0cm" fo:margin-top="0cm" fo:margin-bottom="0.3cm" fo:text-indent="0cm"/>
      <style:text-properties fo:font-size="24pt" style:font-size-asian="24pt" style:font-size-complex="24pt"/>
    </style:style>
    <style:style style:name="Master2-Layout1-cust-Title-Slide-outline4" style:family="presentation" style:parent-style-name="Master2-Layout1-cust-Title-Slide-outline3">
      <style:paragraph-properties fo:margin-left="0cm" fo:margin-right="0cm" fo:margin-top="0cm" fo:margin-bottom="0.2cm" fo:text-indent="0cm"/>
      <style:text-properties fo:font-size="20pt" style:font-size-asian="20pt" style:font-size-complex="20pt"/>
    </style:style>
    <style:style style:name="Master2-Layout1-cust-Title-Slide-outline5" style:family="presentation" style:parent-style-name="Master2-Layout1-cust-Title-Slide-outline4">
      <style:paragraph-properties fo:margin-left="0cm" fo:margin-right="0cm" fo:margin-top="0cm" fo:margin-bottom="0.1cm" fo:text-indent="0cm"/>
      <style:text-properties fo:font-size="20pt" style:font-size-asian="20pt" style:font-size-complex="20pt"/>
    </style:style>
    <style:style style:name="Master2-Layout1-cust-Title-Slide-outline6" style:family="presentation" style:parent-style-name="Master2-Layout1-cust-Title-Slide-outline5">
      <style:paragraph-properties fo:margin-left="0cm" fo:margin-right="0cm" fo:margin-top="0cm" fo:margin-bottom="0.1cm" fo:text-indent="0cm"/>
      <style:text-properties fo:font-size="20pt" style:font-size-asian="20pt" style:font-size-complex="20pt"/>
    </style:style>
    <style:style style:name="Master2-Layout1-cust-Title-Slide-outline7" style:family="presentation" style:parent-style-name="Master2-Layout1-cust-Title-Slide-outline6">
      <style:paragraph-properties fo:margin-left="0cm" fo:margin-right="0cm" fo:margin-top="0cm" fo:margin-bottom="0.1cm" fo:text-indent="0cm"/>
      <style:text-properties fo:font-size="20pt" style:font-size-asian="20pt" style:font-size-complex="20pt"/>
    </style:style>
    <style:style style:name="Master2-Layout1-cust-Title-Slide-outline8" style:family="presentation" style:parent-style-name="Master2-Layout1-cust-Title-Slide-outline7">
      <style:paragraph-properties fo:margin-left="0cm" fo:margin-right="0cm" fo:margin-top="0cm" fo:margin-bottom="0.1cm" fo:text-indent="0cm"/>
      <style:text-properties fo:font-size="20pt" style:font-size-asian="20pt" style:font-size-complex="20pt"/>
    </style:style>
    <style:style style:name="Master2-Layout1-cust-Title-Slide-outline9" style:family="presentation" style:parent-style-name="Master2-Layout1-cust-Title-Slide-outline8">
      <style:paragraph-properties fo:margin-left="0cm" fo:margin-right="0cm" fo:margin-top="0cm" fo:margin-bottom="0.1cm" fo:text-indent="0cm"/>
      <style:text-properties fo:font-size="20pt" style:font-size-asian="20pt" style:font-size-complex="20pt"/>
    </style:style>
    <style:style style:name="Master2-Layout1-cust-Title-Slide-subtitle" style:family="presentation">
      <style:graphic-properties draw:stroke="none" draw:fill="none" draw:textarea-vertical-align="middle">
        <text:list-style style:name="Master2-Layout1-cust-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cust-Title-Slide-title" style:family="presentation">
      <style:graphic-properties draw:stroke="none" draw:fill="none" draw:textarea-vertical-align="middle">
        <text:list-style style:name="Master2-Layout1-cust-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5679b"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2_5f_Custom-Design-background" style:display-name="Master3-2_Custom-Design-background" style:family="presentation">
      <style:graphic-properties draw:stroke="none" draw:fill="bitmap" draw:fill-image-name="background" style:repeat="stretch"/>
      <style:text-properties style:letter-kerning="true"/>
    </style:style>
    <style:style style:name="Master3-2_5f_Custom-Design-backgroundobjects" style:display-name="Master3-2_Custom-Design-backgroundobjects" style:family="presentation">
      <style:graphic-properties draw:textarea-horizontal-align="justify" draw:shadow="hidden" draw:shadow-offset-x="0.2cm" draw:shadow-offset-y="0.2cm" draw:shadow-color="#808080"/>
      <style:text-properties style:letter-kerning="true"/>
    </style:style>
    <style:style style:name="Master3-2_5f_Custom-Design-notes" style:display-name="Master3-2_Custom-Desig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2_5f_Custom-Design-outline1" style:display-name="Master3-2_Custom-Design-outline1" style:family="presentation">
      <style:graphic-properties draw:stroke="none" draw:fill="none" draw:auto-grow-height="false">
        <text:list-style style:name="Master3-2_5f_Custom-Design-outline1" style:display-name="Master3-2_Custom-Desi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2_5f_Custom-Design-outline2" style:display-name="Master3-2_Custom-Design-outline2" style:family="presentation" style:parent-style-name="Master3-2_5f_Custom-Design-outline1">
      <style:paragraph-properties fo:margin-left="0cm" fo:margin-right="0cm" fo:margin-top="0cm" fo:margin-bottom="0.4cm" fo:text-indent="0cm"/>
      <style:text-properties fo:font-size="28pt" style:font-size-asian="28pt" style:font-size-complex="28pt"/>
    </style:style>
    <style:style style:name="Master3-2_5f_Custom-Design-outline3" style:display-name="Master3-2_Custom-Design-outline3" style:family="presentation" style:parent-style-name="Master3-2_5f_Custom-Design-outline2">
      <style:paragraph-properties fo:margin-left="0cm" fo:margin-right="0cm" fo:margin-top="0cm" fo:margin-bottom="0.3cm" fo:text-indent="0cm"/>
      <style:text-properties fo:font-size="24pt" style:font-size-asian="24pt" style:font-size-complex="24pt"/>
    </style:style>
    <style:style style:name="Master3-2_5f_Custom-Design-outline4" style:display-name="Master3-2_Custom-Design-outline4" style:family="presentation" style:parent-style-name="Master3-2_5f_Custom-Design-outline3">
      <style:paragraph-properties fo:margin-left="0cm" fo:margin-right="0cm" fo:margin-top="0cm" fo:margin-bottom="0.2cm" fo:text-indent="0cm"/>
      <style:text-properties fo:font-size="20pt" style:font-size-asian="20pt" style:font-size-complex="20pt"/>
    </style:style>
    <style:style style:name="Master3-2_5f_Custom-Design-outline5" style:display-name="Master3-2_Custom-Design-outline5" style:family="presentation" style:parent-style-name="Master3-2_5f_Custom-Design-outline4">
      <style:paragraph-properties fo:margin-left="0cm" fo:margin-right="0cm" fo:margin-top="0cm" fo:margin-bottom="0.1cm" fo:text-indent="0cm"/>
      <style:text-properties fo:font-size="20pt" style:font-size-asian="20pt" style:font-size-complex="20pt"/>
    </style:style>
    <style:style style:name="Master3-2_5f_Custom-Design-outline6" style:display-name="Master3-2_Custom-Design-outline6" style:family="presentation" style:parent-style-name="Master3-2_5f_Custom-Design-outline5">
      <style:paragraph-properties fo:margin-left="0cm" fo:margin-right="0cm" fo:margin-top="0cm" fo:margin-bottom="0.1cm" fo:text-indent="0cm"/>
      <style:text-properties fo:font-size="20pt" style:font-size-asian="20pt" style:font-size-complex="20pt"/>
    </style:style>
    <style:style style:name="Master3-2_5f_Custom-Design-outline7" style:display-name="Master3-2_Custom-Design-outline7" style:family="presentation" style:parent-style-name="Master3-2_5f_Custom-Design-outline6">
      <style:paragraph-properties fo:margin-left="0cm" fo:margin-right="0cm" fo:margin-top="0cm" fo:margin-bottom="0.1cm" fo:text-indent="0cm"/>
      <style:text-properties fo:font-size="20pt" style:font-size-asian="20pt" style:font-size-complex="20pt"/>
    </style:style>
    <style:style style:name="Master3-2_5f_Custom-Design-outline8" style:display-name="Master3-2_Custom-Design-outline8" style:family="presentation" style:parent-style-name="Master3-2_5f_Custom-Design-outline7">
      <style:paragraph-properties fo:margin-left="0cm" fo:margin-right="0cm" fo:margin-top="0cm" fo:margin-bottom="0.1cm" fo:text-indent="0cm"/>
      <style:text-properties fo:font-size="20pt" style:font-size-asian="20pt" style:font-size-complex="20pt"/>
    </style:style>
    <style:style style:name="Master3-2_5f_Custom-Design-outline9" style:display-name="Master3-2_Custom-Design-outline9" style:family="presentation" style:parent-style-name="Master3-2_5f_Custom-Design-outline8">
      <style:paragraph-properties fo:margin-left="0cm" fo:margin-right="0cm" fo:margin-top="0cm" fo:margin-bottom="0.1cm" fo:text-indent="0cm"/>
      <style:text-properties fo:font-size="20pt" style:font-size-asian="20pt" style:font-size-complex="20pt"/>
    </style:style>
    <style:style style:name="Master3-2_5f_Custom-Design-subtitle" style:display-name="Master3-2_Custom-Design-subtitle" style:family="presentation">
      <style:graphic-properties draw:stroke="none" draw:fill="none" draw:textarea-vertical-align="middle">
        <text:list-style style:name="Master3-2_5f_Custom-Design-subtitle" style:display-name="Master3-2_Custom-Desi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2_5f_Custom-Design-title" style:display-name="Master3-2_Custom-Design-title" style:family="presentation">
      <style:graphic-properties draw:stroke="none" draw:fill="none" draw:textarea-vertical-align="middle">
        <text:list-style style:name="Master3-2_5f_Custom-Design-title" style:display-name="Master3-2_Custom-Desi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cust-Title-and-Content-background" style:family="presentation">
      <style:graphic-properties draw:stroke="none" draw:fill="bitmap" draw:fill-image-name="background" style:repeat="stretch"/>
      <style:text-properties style:letter-kerning="true"/>
    </style:style>
    <style:style style:name="Master3-Layout1-cust-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1-cust-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cust-Title-and-Content-outline1" style:family="presentation">
      <style:graphic-properties draw:stroke="none" draw:fill="none" draw:auto-grow-height="false">
        <text:list-style style:name="Master3-Layout1-cust-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Title-and-Content-outline2" style:family="presentation" style:parent-style-name="Master3-Layout1-cust-Title-and-Content-outline1">
      <style:paragraph-properties fo:margin-left="0cm" fo:margin-right="0cm" fo:margin-top="0cm" fo:margin-bottom="0.4cm" fo:text-indent="0cm"/>
      <style:text-properties fo:font-size="28pt" style:font-size-asian="28pt" style:font-size-complex="28pt"/>
    </style:style>
    <style:style style:name="Master3-Layout1-cust-Title-and-Content-outline3" style:family="presentation" style:parent-style-name="Master3-Layout1-cust-Title-and-Content-outline2">
      <style:paragraph-properties fo:margin-left="0cm" fo:margin-right="0cm" fo:margin-top="0cm" fo:margin-bottom="0.3cm" fo:text-indent="0cm"/>
      <style:text-properties fo:font-size="24pt" style:font-size-asian="24pt" style:font-size-complex="24pt"/>
    </style:style>
    <style:style style:name="Master3-Layout1-cust-Title-and-Content-outline4" style:family="presentation" style:parent-style-name="Master3-Layout1-cust-Title-and-Content-outline3">
      <style:paragraph-properties fo:margin-left="0cm" fo:margin-right="0cm" fo:margin-top="0cm" fo:margin-bottom="0.2cm" fo:text-indent="0cm"/>
      <style:text-properties fo:font-size="20pt" style:font-size-asian="20pt" style:font-size-complex="20pt"/>
    </style:style>
    <style:style style:name="Master3-Layout1-cust-Title-and-Content-outline5" style:family="presentation" style:parent-style-name="Master3-Layout1-cust-Title-and-Content-outline4">
      <style:paragraph-properties fo:margin-left="0cm" fo:margin-right="0cm" fo:margin-top="0cm" fo:margin-bottom="0.1cm" fo:text-indent="0cm"/>
      <style:text-properties fo:font-size="20pt" style:font-size-asian="20pt" style:font-size-complex="20pt"/>
    </style:style>
    <style:style style:name="Master3-Layout1-cust-Title-and-Content-outline6" style:family="presentation" style:parent-style-name="Master3-Layout1-cust-Title-and-Content-outline5">
      <style:paragraph-properties fo:margin-left="0cm" fo:margin-right="0cm" fo:margin-top="0cm" fo:margin-bottom="0.1cm" fo:text-indent="0cm"/>
      <style:text-properties fo:font-size="20pt" style:font-size-asian="20pt" style:font-size-complex="20pt"/>
    </style:style>
    <style:style style:name="Master3-Layout1-cust-Title-and-Content-outline7" style:family="presentation" style:parent-style-name="Master3-Layout1-cust-Title-and-Content-outline6">
      <style:paragraph-properties fo:margin-left="0cm" fo:margin-right="0cm" fo:margin-top="0cm" fo:margin-bottom="0.1cm" fo:text-indent="0cm"/>
      <style:text-properties fo:font-size="20pt" style:font-size-asian="20pt" style:font-size-complex="20pt"/>
    </style:style>
    <style:style style:name="Master3-Layout1-cust-Title-and-Content-outline8" style:family="presentation" style:parent-style-name="Master3-Layout1-cust-Title-and-Content-outline7">
      <style:paragraph-properties fo:margin-left="0cm" fo:margin-right="0cm" fo:margin-top="0cm" fo:margin-bottom="0.1cm" fo:text-indent="0cm"/>
      <style:text-properties fo:font-size="20pt" style:font-size-asian="20pt" style:font-size-complex="20pt"/>
    </style:style>
    <style:style style:name="Master3-Layout1-cust-Title-and-Content-outline9" style:family="presentation" style:parent-style-name="Master3-Layout1-cust-Title-and-Content-outline8">
      <style:paragraph-properties fo:margin-left="0cm" fo:margin-right="0cm" fo:margin-top="0cm" fo:margin-bottom="0.1cm" fo:text-indent="0cm"/>
      <style:text-properties fo:font-size="20pt" style:font-size-asian="20pt" style:font-size-complex="20pt"/>
    </style:style>
    <style:style style:name="Master3-Layout1-cust-Title-and-Content-subtitle" style:family="presentation">
      <style:graphic-properties draw:stroke="none" draw:fill="none" draw:textarea-vertical-align="middle">
        <text:list-style style:name="Master3-Layout1-cust-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Title-and-Content-title" style:family="presentation">
      <style:graphic-properties draw:stroke="none" draw:fill="none" draw:textarea-vertical-align="middle">
        <text:list-style style:name="Master3-Layout1-cust-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cust-Title-Slide-background" style:family="presentation">
      <style:graphic-properties draw:stroke="none" draw:fill="bitmap" draw:fill-image-name="background" style:repeat="stretch"/>
      <style:text-properties style:letter-kerning="true"/>
    </style:style>
    <style:style style:name="Master3-Layout2-cust-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2-cust-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cust-Title-Slide-outline1" style:family="presentation">
      <style:graphic-properties draw:stroke="none" draw:fill="none" draw:auto-grow-height="false">
        <text:list-style style:name="Master3-Layout2-cust-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cust-Title-Slide-outline2" style:family="presentation" style:parent-style-name="Master3-Layout2-cust-Title-Slide-outline1">
      <style:paragraph-properties fo:margin-left="0cm" fo:margin-right="0cm" fo:margin-top="0cm" fo:margin-bottom="0.4cm" fo:text-indent="0cm"/>
      <style:text-properties fo:font-size="28pt" style:font-size-asian="28pt" style:font-size-complex="28pt"/>
    </style:style>
    <style:style style:name="Master3-Layout2-cust-Title-Slide-outline3" style:family="presentation" style:parent-style-name="Master3-Layout2-cust-Title-Slide-outline2">
      <style:paragraph-properties fo:margin-left="0cm" fo:margin-right="0cm" fo:margin-top="0cm" fo:margin-bottom="0.3cm" fo:text-indent="0cm"/>
      <style:text-properties fo:font-size="24pt" style:font-size-asian="24pt" style:font-size-complex="24pt"/>
    </style:style>
    <style:style style:name="Master3-Layout2-cust-Title-Slide-outline4" style:family="presentation" style:parent-style-name="Master3-Layout2-cust-Title-Slide-outline3">
      <style:paragraph-properties fo:margin-left="0cm" fo:margin-right="0cm" fo:margin-top="0cm" fo:margin-bottom="0.2cm" fo:text-indent="0cm"/>
      <style:text-properties fo:font-size="20pt" style:font-size-asian="20pt" style:font-size-complex="20pt"/>
    </style:style>
    <style:style style:name="Master3-Layout2-cust-Title-Slide-outline5" style:family="presentation" style:parent-style-name="Master3-Layout2-cust-Title-Slide-outline4">
      <style:paragraph-properties fo:margin-left="0cm" fo:margin-right="0cm" fo:margin-top="0cm" fo:margin-bottom="0.1cm" fo:text-indent="0cm"/>
      <style:text-properties fo:font-size="20pt" style:font-size-asian="20pt" style:font-size-complex="20pt"/>
    </style:style>
    <style:style style:name="Master3-Layout2-cust-Title-Slide-outline6" style:family="presentation" style:parent-style-name="Master3-Layout2-cust-Title-Slide-outline5">
      <style:paragraph-properties fo:margin-left="0cm" fo:margin-right="0cm" fo:margin-top="0cm" fo:margin-bottom="0.1cm" fo:text-indent="0cm"/>
      <style:text-properties fo:font-size="20pt" style:font-size-asian="20pt" style:font-size-complex="20pt"/>
    </style:style>
    <style:style style:name="Master3-Layout2-cust-Title-Slide-outline7" style:family="presentation" style:parent-style-name="Master3-Layout2-cust-Title-Slide-outline6">
      <style:paragraph-properties fo:margin-left="0cm" fo:margin-right="0cm" fo:margin-top="0cm" fo:margin-bottom="0.1cm" fo:text-indent="0cm"/>
      <style:text-properties fo:font-size="20pt" style:font-size-asian="20pt" style:font-size-complex="20pt"/>
    </style:style>
    <style:style style:name="Master3-Layout2-cust-Title-Slide-outline8" style:family="presentation" style:parent-style-name="Master3-Layout2-cust-Title-Slide-outline7">
      <style:paragraph-properties fo:margin-left="0cm" fo:margin-right="0cm" fo:margin-top="0cm" fo:margin-bottom="0.1cm" fo:text-indent="0cm"/>
      <style:text-properties fo:font-size="20pt" style:font-size-asian="20pt" style:font-size-complex="20pt"/>
    </style:style>
    <style:style style:name="Master3-Layout2-cust-Title-Slide-outline9" style:family="presentation" style:parent-style-name="Master3-Layout2-cust-Title-Slide-outline8">
      <style:paragraph-properties fo:margin-left="0cm" fo:margin-right="0cm" fo:margin-top="0cm" fo:margin-bottom="0.1cm" fo:text-indent="0cm"/>
      <style:text-properties fo:font-size="20pt" style:font-size-asian="20pt" style:font-size-complex="20pt"/>
    </style:style>
    <style:style style:name="Master3-Layout2-cust-Title-Slide-subtitle" style:family="presentation">
      <style:graphic-properties draw:stroke="none" draw:fill="none" draw:textarea-vertical-align="middle">
        <text:list-style style:name="Master3-Layout2-cust-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cust-Title-Slide-title" style:family="presentation">
      <style:graphic-properties draw:stroke="none" draw:fill="none" draw:textarea-vertical-align="middle">
        <text:list-style style:name="Master3-Layout2-cust-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5679b"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7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itmape_20_9" style:repeat="stretch"/>
    </style:style>
    <style:style style:name="Mdp2" style:family="drawing-page">
      <style:drawing-page-properties draw:background-size="border" draw:fill="bitmap" draw:fill-image-name="Bitmape_20_13" style:repeat="stretch"/>
    </style:style>
    <style:style style:name="Mdp3" style:family="drawing-page">
      <style:drawing-page-properties draw:background-size="border" draw:fill="bitmap" draw:fill-image-name="Bitmape_20_12" style:repeat="stretch"/>
    </style:style>
    <style:style style:name="Mdp4" style:family="drawing-page">
      <style:drawing-page-properties draw:background-size="border" draw:fill="bitmap" draw:fill-image-name="background" style:repeat="stretch"/>
    </style:style>
    <style:style style:name="Mdp5" style:family="drawing-page">
      <style:drawing-page-properties draw:background-size="border" draw:fill="none"/>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1_5f_Custom-Design-backgroundobjects">
      <style:graphic-properties draw:stroke="none" draw:fill="none" draw:fill-color="#ffffff" draw:auto-grow-height="false" fo:min-height="1.485cm"/>
    </style:style>
    <style:style style:name="Mpr2" style:family="presentation" style:parent-style-name="Master1-1_5f_Custom-Design-backgroundobjects">
      <style:graphic-properties draw:stroke="none" draw:fill="none" draw:fill-color="#ffffff" draw:textarea-vertical-align="bottom" draw:auto-grow-height="false" fo:min-height="1.485cm"/>
    </style:style>
    <style:style style:name="Mpr3" style:family="presentation" style:parent-style-name="Master1-Layout1-cust-Title-Sli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 style:family="presentation" style:parent-style-name="Master1-Layout1-cust-Title-Slide-backgroundobjects">
      <style:graphic-properties draw:stroke="none" draw:fill="none" draw:fill-color="#ffffff" draw:auto-grow-height="false" fo:min-height="1.485cm"/>
    </style:style>
    <style:style style:name="Mpr5" style:family="presentation" style:parent-style-name="Master1-Layout1-cust-Title-Slide-backgroundobjects">
      <style:graphic-properties draw:stroke="none" draw:fill="none" draw:fill-color="#ffffff" draw:textarea-vertical-align="bottom" draw:auto-grow-height="false" fo:min-height="1.485cm"/>
    </style:style>
    <style:style style:name="Mpr6" style:family="presentation" style:parent-style-name="Master2-Custom-Design-backgroundobjects">
      <style:graphic-properties draw:stroke="none" draw:fill="none" draw:fill-color="#ffffff" draw:auto-grow-height="false" fo:min-height="1.485cm"/>
    </style:style>
    <style:style style:name="Mpr7" style:family="presentation" style:parent-style-name="Master2-Custom-Design-backgroundobjects">
      <style:graphic-properties draw:stroke="none" draw:fill="none" draw:fill-color="#ffffff" draw:textarea-vertical-align="bottom" draw:auto-grow-height="false" fo:min-height="1.485cm"/>
    </style:style>
    <style:style style:name="Mpr8" style:family="presentation" style:parent-style-name="Master2-Layout1-cust-Title-Sli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2-Layout1-cust-Title-Slide-backgroundobjects">
      <style:graphic-properties draw:stroke="none" draw:fill="none" draw:fill-color="#ffffff" draw:auto-grow-height="false" fo:min-height="1.485cm"/>
    </style:style>
    <style:style style:name="Mpr10" style:family="presentation" style:parent-style-name="Master2-Layout1-cust-Title-Slide-backgroundobjects">
      <style:graphic-properties draw:stroke="none" draw:fill="none" draw:fill-color="#ffffff" draw:textarea-vertical-align="bottom" draw:auto-grow-height="false" fo:min-height="1.485cm"/>
    </style:style>
    <style:style style:name="Mpr11" style:family="presentation" style:parent-style-name="Master3-2_5f_Custom-Design-backgroundobjects">
      <style:graphic-properties draw:stroke="none" draw:fill="none" draw:fill-color="#ffffff" draw:auto-grow-height="false" fo:min-height="1.485cm"/>
    </style:style>
    <style:style style:name="Mpr12" style:family="presentation" style:parent-style-name="Master3-2_5f_Custom-Design-backgroundobjects">
      <style:graphic-properties draw:stroke="none" draw:fill="none" draw:fill-color="#ffffff" draw:textarea-vertical-align="bottom" draw:auto-grow-height="false" fo:min-height="1.485cm"/>
    </style:style>
    <style:style style:name="Mpr13" style:family="presentation" style:parent-style-name="Master3-Layout1-cust-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3-Layout1-cust-Title-and-Content-backgroundobjects">
      <style:graphic-properties draw:stroke="none" draw:fill="none" draw:fill-color="#ffffff" draw:auto-grow-height="false" fo:min-height="1.485cm"/>
    </style:style>
    <style:style style:name="Mpr15" style:family="presentation" style:parent-style-name="Master3-Layout1-cust-Title-and-Content-backgroundobjects">
      <style:graphic-properties draw:stroke="none" draw:fill="none" draw:fill-color="#ffffff" draw:textarea-vertical-align="bottom" draw:auto-grow-height="false" fo:min-height="1.485cm"/>
    </style:style>
    <style:style style:name="Mpr16" style:family="presentation" style:parent-style-name="Master3-Layout2-cust-Title-Sli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3-Layout2-cust-Title-Slide-backgroundobjects">
      <style:graphic-properties draw:stroke="none" draw:fill="none" draw:fill-color="#ffffff" draw:auto-grow-height="false" fo:min-height="1.485cm"/>
    </style:style>
    <style:style style:name="Mpr18" style:family="presentation" style:parent-style-name="Master3-Layout2-cust-Title-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text-align="start" style:punctuation-wrap="hanging"/>
    </style:style>
    <style:style style:name="MP6" style:family="paragraph">
      <style:paragraph-properties fo:margin-left="0.953cm" fo:margin-right="0cm" fo:margin-top="0.176cm" fo:margin-bottom="0cm" fo:line-height="100%" fo:text-align="start" fo:text-indent="-0.953cm" style:punctuation-wrap="hanging" style:writing-mode="lr-tb">
        <style:tab-stops/>
      </style:paragraph-properties>
    </style:style>
    <style:style style:name="MP7" style:family="paragraph">
      <style:paragraph-properties fo:margin-left="0.953cm" fo:margin-right="0cm" fo:margin-top="0.176cm" fo:margin-bottom="0cm" fo:text-align="start" fo:text-indent="-0.953cm" style:punctuation-wrap="hanging"/>
    </style:style>
    <style:style style:name="MT1" style:family="text">
      <style:text-properties fo:font-size="14pt" style:font-size-asian="14pt" style:font-size-complex="14pt"/>
    </style:style>
    <style:style style:name="MT2" style:family="text">
      <style:text-properties fo:color="#d7e2f1" style:text-line-through-style="none" style:text-position="0% 100%" fo:font-family="'Helvetica Neue Light'" fo:font-size="40pt" fo:letter-spacing="normal" fo:language="en" fo:country="CA"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Helvetica Neue Light'" style:font-size-complex="40pt" style:font-style-complex="normal" style:font-weight-complex="normal"/>
    </style:style>
    <style:style style:name="MT3" style:family="text">
      <style:text-properties fo:color="#d0b8d7" style:text-line-through-style="none" style:text-position="0% 100%" fo:font-family="'Helvetica Neue Light'" fo:font-size="40pt" fo:letter-spacing="normal" fo:language="en" fo:country="CA"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Helvetica Neue Light'" style:font-size-complex="40pt" style:font-style-complex="normal" style:font-weight-complex="normal"/>
    </style:style>
    <style:style style:name="MT4" style:family="text">
      <style:text-properties fo:color="#e77d23" fo:font-family="'Helvetica Neue Light'" fo:font-size="40pt" fo:language="en" fo:country="CA" style:letter-kerning="true" style:font-family-asian="'WenQuanYi Micro Hei'" style:font-family-generic-asian="system" style:font-pitch-asian="variable" style:font-size-asian="40pt" style:font-family-complex="'Helvetica Neue Light'" style:font-size-complex="40pt"/>
    </style:style>
    <style:style style:name="MT5" style:family="text">
      <style:text-properties fo:color="#ffffff" fo:font-family="'Helvetica Neue Light'" fo:font-size="20pt" fo:language="en" fo:country="CA" style:letter-kerning="true" style:font-family-asian="'WenQuanYi Micro Hei'" style:font-family-generic-asian="system" style:font-pitch-asian="variable" style:font-size-asian="20pt" style:font-family-complex="'Helvetica Neue Light'" style:font-size-complex="20pt"/>
    </style:style>
    <style:style style:name="MT6" style:family="text">
      <style:text-properties fo:color="#ffffff" fo:font-family="'Helvetica Neue Light'" fo:font-size="20pt" fo:language="en" fo:country="CA" style:font-size-asian="20pt" style:font-family-complex="'Helvetica Neue Light'" style:font-size-complex="20pt"/>
    </style:style>
    <text:list-style style:name="ML1">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 draw:name="Master3-bg"/>
    </draw:layer-set>
    <style:handout-master presentation:presentation-page-layout-name="AL0T26" style:page-layout-name="PM0" draw:style-name="Mdp6">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aster1-1_5f_Custom-Design" style:display-name="Master1-1_Custom-Design" style:page-layout-name="PM1" draw:style-name="Mdp1">
      <draw:frame presentation:style-name="Master1-1_5f_Custom-Design-title" draw:layer="backgroundobjects" svg:width="22.859cm" svg:height="2.384cm" svg:x="1.27cm" svg:y="0.57cm" presentation:class="title" presentation:placeholder="true">
        <draw:text-box/>
      </draw:frame>
      <draw:frame presentation:style-name="Master1-1_5f_Custom-Design-outline1" draw:layer="backgroundobjects" svg:width="22.351cm" svg:height="8.286cm" svg:x="1.27cm" svg:y="3.343cm" presentation:class="outline" presentation:placeholder="true">
        <draw:text-box/>
      </draw:frame>
      <presentation:notes style:page-layout-name="PM2">
        <draw:page-thumbnail presentation:style-name="Master1-1_5f_Custom-Design-title" draw:layer="backgroundobjects" svg:width="14.848cm" svg:height="11.136cm" svg:x="3.075cm" svg:y="2.257cm" presentation:class="page"/>
        <draw:frame presentation:style-name="Master1-1_5f_Custom-Design-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1-cust-Title-Slide" style:page-layout-name="PM1" draw:style-name="Mdp2">
      <draw:frame draw:name="Title 1" presentation:style-name="Mpr3" draw:text-style-name="MP4" draw:layer="backgroundobjects" svg:width="21.59cm" svg:height="3.063cm" svg:x="1.217cm" svg:y="6cm" presentation:class="title">
        <draw:text-box>
          <text:p text:style-name="MP3"><text:span text:style-name="MT2">Presentation Subtitle</text:span></text:p>
        </draw:text-box>
      </draw:frame>
      <draw:frame presentation:style-name="Master1-Layout1-cust-Title-Slide-outline1" draw:layer="backgroundobjects" svg:width="22.351cm" svg:height="8.286cm" svg:x="1.27cm" svg:y="3.343cm" presentation:class="outline" presentation:placeholder="true">
        <draw:text-box/>
      </draw:frame>
      <presentation:notes style:page-layout-name="PM2">
        <draw:page-thumbnail presentation:style-name="Master1-Layout1-cust-Title-Slide-title" draw:layer="backgroundobjects" svg:width="0.001cm" svg:height="0.001cm" svg:x="0cm" svg:y="2.257cm" presentation:class="page"/>
        <draw:frame presentation:style-name="Master1-Layout1-cust-Title-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2-Custom-Design" style:page-layout-name="PM1" draw:style-name="Mdp3">
      <draw:frame presentation:style-name="Master2-Custom-Design-title" draw:layer="backgroundobjects" svg:width="22.859cm" svg:height="2.384cm" svg:x="1.27cm" svg:y="0.57cm" presentation:class="title" presentation:placeholder="true">
        <draw:text-box/>
      </draw:frame>
      <draw:frame presentation:style-name="Master2-Custom-Design-outline1" draw:layer="backgroundobjects" svg:width="22.351cm" svg:height="8.286cm" svg:x="1.27cm" svg:y="3.343cm" presentation:class="outline" presentation:placeholder="true">
        <draw:text-box/>
      </draw:frame>
      <presentation:notes style:page-layout-name="PM2">
        <draw:page-thumbnail presentation:style-name="Master2-Custom-Design-title" draw:layer="backgroundobjects" svg:width="0.001cm" svg:height="0.001cm" svg:x="0cm" svg:y="2.257cm" presentation:class="page"/>
        <draw:frame presentation:style-name="Master2-Custom-Design-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2-Layout1-cust-Title-Slide" style:page-layout-name="PM1" draw:style-name="Mdp4">
      <draw:frame draw:name="Title 1" presentation:style-name="Mpr8" draw:text-style-name="MP4" draw:layer="backgroundobjects" svg:width="21.59cm" svg:height="3.063cm" svg:x="1.217cm" svg:y="6.905cm" presentation:class="title">
        <draw:text-box>
          <text:p text:style-name="MP3"><text:span text:style-name="MT3">Presentation Subtitle</text:span></text:p>
        </draw:text-box>
      </draw:frame>
      <draw:frame presentation:style-name="Master2-Layout1-cust-Title-Slide-outline1" draw:layer="backgroundobjects" svg:width="22.351cm" svg:height="8.286cm" svg:x="1.27cm" svg:y="3.343cm" presentation:class="outline" presentation:placeholder="true">
        <draw:text-box/>
      </draw:frame>
      <presentation:notes style:page-layout-name="PM2">
        <draw:page-thumbnail presentation:style-name="Master2-Layout1-cust-Title-Slide-title" draw:layer="backgroundobjects" svg:width="0.001cm" svg:height="0.001cm" svg:x="0cm" svg:y="2.257cm" presentation:class="page"/>
        <draw:frame presentation:style-name="Master2-Layout1-cust-Title-Slide-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3-2_5f_Custom-Design" style:display-name="Master3-2_Custom-Design" style:page-layout-name="PM1" draw:style-name="Mdp4">
      <draw:frame presentation:style-name="Master3-2_5f_Custom-Design-title" draw:layer="backgroundobjects" svg:width="22.859cm" svg:height="2.384cm" svg:x="1.2cm" svg:y="-0.184cm" presentation:class="title" presentation:placeholder="true">
        <draw:text-box/>
      </draw:frame>
      <draw:frame presentation:style-name="Master3-2_5f_Custom-Design-outline1" draw:layer="backgroundobjects" svg:width="22.351cm" svg:height="11.486cm" svg:x="1.2cm" svg:y="2.514cm" presentation:class="outline" presentation:placeholder="true">
        <draw:text-box/>
      </draw:frame>
      <presentation:notes style:page-layout-name="PM2">
        <office:forms form:automatic-focus="false" form:apply-design-mode="false"/>
        <draw:page-thumbnail presentation:style-name="Master3-2_5f_Custom-Design-title" draw:layer="backgroundobjects" svg:width="0.001cm" svg:height="0.001cm" svg:x="0cm" svg:y="2.257cm" presentation:class="page"/>
        <draw:frame presentation:style-name="Master3-2_5f_Custom-Design-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3-Layout1-cust-Title-and-Content" style:page-layout-name="PM1" draw:style-name="Mdp4">
      <draw:frame draw:name="Title 1" presentation:style-name="Mpr13" draw:text-style-name="MP4" draw:layer="backgroundobjects" svg:width="17.624cm" svg:height="1.69cm" svg:x="1.27cm" svg:y="0.2cm" presentation:class="title">
        <draw:text-box>
          <text:p text:style-name="MP5"><text:span text:style-name="MT4">Subsection Title</text:span></text:p>
        </draw:text-box>
      </draw:frame>
      <draw:frame draw:name="Content Placeholder 2" presentation:style-name="Mpr13" draw:text-style-name="MP4" draw:layer="backgroundobjects" svg:width="17.624cm" svg:height="1.211cm" svg:x="1.27cm" svg:y="2.2cm" presentation:class="title">
        <draw:text-box>
          <text:list text:style-name="ML1">
            <text:list-item>
              <text:p text:style-name="MP6"><text:span text:style-name="MT5">Text</text:span><text:span text:style-name="MT5"><text:line-break/></text:span><text:span text:style-name="MT5"/></text:p>
            </text:list-item>
          </text:list>
        </draw:text-box>
      </draw:frame>
      <draw:frame draw:name="Content Placeholder 2" presentation:style-name="Mpr13" draw:text-style-name="MP4" draw:layer="backgroundobjects" svg:width="22.676cm" svg:height="9.959cm" svg:x="1.27cm" svg:y="3.441cm" presentation:class="title">
        <draw:text-box>
          <text:list text:style-name="ML1">
            <text:list-item>
              <text:p text:style-name="MP7"><text:span text:style-name="MT6">Text</text:span></text:p>
            </text:list-item>
          </text:list>
        </draw:text-box>
      </draw:frame>
      <draw:frame presentation:style-name="Master3-Layout1-cust-Title-and-Content-outline1" draw:layer="backgroundobjects" svg:width="22.859cm" svg:height="11.6cm" svg:x="1.27cm" svg:y="2.4cm" presentation:class="outline" presentation:placeholder="true">
        <draw:text-box/>
      </draw:frame>
      <presentation:notes style:page-layout-name="PM2">
        <draw:page-thumbnail presentation:style-name="Master3-Layout1-cust-Title-and-Content-title" draw:layer="backgroundobjects" svg:width="0.001cm" svg:height="0.001cm" svg:x="0cm" svg:y="2.257cm" presentation:class="page"/>
        <draw:frame presentation:style-name="Master3-Layout1-cust-Title-and-Content-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3-Layout2-cust-Title-Slide" style:page-layout-name="PM1" draw:style-name="Mdp4">
      <draw:frame draw:name="Title 1" presentation:style-name="Mpr16" draw:text-style-name="MP4" draw:layer="backgroundobjects" svg:width="21.59cm" svg:height="3.063cm" svg:x="1.217cm" svg:y="6.905cm" presentation:class="title">
        <draw:text-box>
          <text:p text:style-name="MP3"><text:span text:style-name="MT3">Presentation Subtitle</text:span></text:p>
        </draw:text-box>
      </draw:frame>
      <draw:frame presentation:style-name="Master3-Layout2-cust-Title-Slide-outline1" draw:layer="backgroundobjects" svg:width="22.351cm" svg:height="11.6cm" svg:x="1.27cm" svg:y="2.2cm" presentation:class="outline" presentation:placeholder="true">
        <draw:text-box/>
      </draw:frame>
      <presentation:notes style:page-layout-name="PM2">
        <draw:page-thumbnail presentation:style-name="Master3-Layout2-cust-Title-Slide-title" draw:layer="backgroundobjects" svg:width="0.001cm" svg:height="0.001cm" svg:x="0cm" svg:y="2.257cm" presentation:class="page"/>
        <draw:frame presentation:style-name="Master3-Layout2-cust-Title-Slide-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5">
      <draw:frame presentation:style-name="Default-title" draw:layer="backgroundobjects" svg:width="22.859cm" svg:height="2.384cm" svg:x="1.27cm" svg:y="0.57cm" presentation:class="title" presentation:placeholder="true">
        <draw:text-box/>
      </draw:frame>
      <draw:frame presentation:style-name="Default-outline1" draw:layer="backgroundobjects" svg:width="22.859cm" svg:height="9.428cm" svg:x="1.27cm" svg:y="3.343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Unix OpenOffice.org_project/411m6$Build-9775</meta:generator>
    <dc:title>ApacheCon NA 2015 - Presentation Title</dc:title>
    <meta:initial-creator>thre3</meta:initial-creator>
    <dc:creator>Shane Curcuru</dc:creator>
    <meta:creation-date>2014-03-07T15:03:12</meta:creation-date>
    <dc:date>2015-04-14T12:00:38</dc:date>
    <meta:editing-cycles>166</meta:editing-cycles>
    <meta:editing-duration>P6DT12H40M43S</meta:editing-duration>
    <dc:subject>Talk details</dc:subject>
    <meta:document-statistic meta:object-count="196"/>
    <meta:template xlink:type="simple" xlink:actuate="onRequest" xlink:title="" xlink:href="../ACNA15_Template_Nick.odp/ApacheConPowerpoint_16x9"/>
  </office:meta>
</office:document-meta>
</file>